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time</text:p>
          </table:table-cell>
          <table:table-cell office:value-type="string">
            <text:p>sin</text:p>
          </table:table-cell>
          <table:table-cell office:value-type="string">
            <text:p>cos</text:p>
          </table:table-cell>
          <table:table-cell office:value-type="string">
            <text:p>step</text:p>
          </table:table-cell>
          <table:table-cell office:value-type="string">
            <text:p>stable</text:p>
          </table:table-cell>
          <table:table-cell office:value-type="string">
            <text:p>invers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SIN([.A2])" office:value-type="float" office:value="0">
            <text:p>0</text:p>
          </table:table-cell>
          <table:table-cell table:formula="of:=COS([.A2]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2+RAND()-0.5" office:value-type="float" office:value="2.36706435098313">
            <text:p>2.36706435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SIN([.A3])" office:value-type="float" office:value="0.841470984807896">
            <text:p>0.8414709848</text:p>
          </table:table-cell>
          <table:table-cell table:formula="of:=COS([.A3])" office:value-type="float" office:value="0.54030230586814">
            <text:p>0.5403023059</text:p>
          </table:table-cell>
          <table:table-cell office:value-type="float" office:value="0">
            <text:p>0</text:p>
          </table:table-cell>
          <table:table-cell table:formula="of:=2+RAND()-0.5" office:value-type="float" office:value="2.33815947733819">
            <text:p>2.338159477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SIN([.A4])" office:value-type="float" office:value="0.909297426825682">
            <text:p>0.9092974268</text:p>
          </table:table-cell>
          <table:table-cell table:formula="of:=COS([.A4])" office:value-type="float" office:value="-0.416146836547142">
            <text:p>-0.4161468365</text:p>
          </table:table-cell>
          <table:table-cell office:value-type="float" office:value="0">
            <text:p>0</text:p>
          </table:table-cell>
          <table:table-cell table:formula="of:=2+RAND()-0.5" office:value-type="float" office:value="1.8494243696332">
            <text:p>1.8494243696</text:p>
          </table:table-cell>
          <table:table-cell table:formula="of:=1/[.A4]" office:value-type="float" office:value="0.5">
            <text:p>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SIN([.A5])" office:value-type="float" office:value="0.141120008059867">
            <text:p>0.1411200081</text:p>
          </table:table-cell>
          <table:table-cell table:formula="of:=COS([.A5])" office:value-type="float" office:value="-0.989992496600445">
            <text:p>-0.9899924966</text:p>
          </table:table-cell>
          <table:table-cell office:value-type="float" office:value="0">
            <text:p>0</text:p>
          </table:table-cell>
          <table:table-cell table:formula="of:=2+RAND()-0.5" office:value-type="float" office:value="1.56762240594253">
            <text:p>1.5676224059</text:p>
          </table:table-cell>
          <table:table-cell table:formula="of:=1/[.A5]" office:value-type="float" office:value="0.333333333333333">
            <text:p>0.333333333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SIN([.A6])" office:value-type="float" office:value="-0.756802495307928">
            <text:p>-0.7568024953</text:p>
          </table:table-cell>
          <table:table-cell table:formula="of:=COS([.A6])" office:value-type="float" office:value="-0.653643620863612">
            <text:p>-0.6536436209</text:p>
          </table:table-cell>
          <table:table-cell office:value-type="float" office:value="0">
            <text:p>0</text:p>
          </table:table-cell>
          <table:table-cell table:formula="of:=2+RAND()-0.5" office:value-type="float" office:value="2.01167544047348">
            <text:p>2.0116754405</text:p>
          </table:table-cell>
          <table:table-cell table:formula="of:=1/[.A6]" office:value-type="float" office:value="0.25">
            <text:p>0.25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SIN([.A7])" office:value-type="float" office:value="-0.958924274663139">
            <text:p>-0.9589242747</text:p>
          </table:table-cell>
          <table:table-cell table:formula="of:=COS([.A7])" office:value-type="float" office:value="0.283662185463226">
            <text:p>0.2836621855</text:p>
          </table:table-cell>
          <table:table-cell office:value-type="float" office:value="0">
            <text:p>0</text:p>
          </table:table-cell>
          <table:table-cell table:formula="of:=2+RAND()-0.5" office:value-type="float" office:value="2.19437999976799">
            <text:p>2.1943799998</text:p>
          </table:table-cell>
          <table:table-cell table:formula="of:=1/[.A7]" office:value-type="float" office:value="0.2">
            <text:p>0.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SIN([.A8])" office:value-type="float" office:value="-0.279415498198926">
            <text:p>-0.2794154982</text:p>
          </table:table-cell>
          <table:table-cell table:formula="of:=COS([.A8])" office:value-type="float" office:value="0.960170286650366">
            <text:p>0.9601702867</text:p>
          </table:table-cell>
          <table:table-cell office:value-type="float" office:value="0">
            <text:p>0</text:p>
          </table:table-cell>
          <table:table-cell table:formula="of:=2+RAND()-0.5" office:value-type="float" office:value="2.16018369817175">
            <text:p>2.1601836982</text:p>
          </table:table-cell>
          <table:table-cell table:formula="of:=1/[.A8]" office:value-type="float" office:value="0.166666666666667">
            <text:p>0.1666666667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SIN([.A9])" office:value-type="float" office:value="0.656986598718789">
            <text:p>0.6569865987</text:p>
          </table:table-cell>
          <table:table-cell table:formula="of:=COS([.A9])" office:value-type="float" office:value="0.753902254343305">
            <text:p>0.7539022543</text:p>
          </table:table-cell>
          <table:table-cell office:value-type="float" office:value="0">
            <text:p>0</text:p>
          </table:table-cell>
          <table:table-cell table:formula="of:=2+RAND()-0.5" office:value-type="float" office:value="1.92132637952454">
            <text:p>1.9213263795</text:p>
          </table:table-cell>
          <table:table-cell table:formula="of:=1/[.A9]" office:value-type="float" office:value="0.142857142857143">
            <text:p>0.1428571429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SIN([.A10])" office:value-type="float" office:value="0.989358246623382">
            <text:p>0.9893582466</text:p>
          </table:table-cell>
          <table:table-cell table:formula="of:=COS([.A10])" office:value-type="float" office:value="-0.145500033808614">
            <text:p>-0.1455000338</text:p>
          </table:table-cell>
          <table:table-cell office:value-type="float" office:value="0">
            <text:p>0</text:p>
          </table:table-cell>
          <table:table-cell table:formula="of:=2+RAND()-0.5" office:value-type="float" office:value="2.46673114225268">
            <text:p>2.4667311423</text:p>
          </table:table-cell>
          <table:table-cell table:formula="of:=1/[.A10]" office:value-type="float" office:value="0.125">
            <text:p>0.125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SIN([.A11])" office:value-type="float" office:value="0.412118485241757">
            <text:p>0.4121184852</text:p>
          </table:table-cell>
          <table:table-cell table:formula="of:=COS([.A11])" office:value-type="float" office:value="-0.911130261884677">
            <text:p>-0.9111302619</text:p>
          </table:table-cell>
          <table:table-cell office:value-type="float" office:value="0">
            <text:p>0</text:p>
          </table:table-cell>
          <table:table-cell table:formula="of:=2+RAND()-0.5" office:value-type="float" office:value="2.25319790514186">
            <text:p>2.2531979051</text:p>
          </table:table-cell>
          <table:table-cell table:formula="of:=1/[.A11]" office:value-type="float" office:value="0.111111111111111">
            <text:p>0.111111111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SIN([.A12])" office:value-type="float" office:value="-0.54402111088937">
            <text:p>-0.5440211109</text:p>
          </table:table-cell>
          <table:table-cell table:formula="of:=COS([.A12])" office:value-type="float" office:value="-0.839071529076452">
            <text:p>-0.8390715291</text:p>
          </table:table-cell>
          <table:table-cell office:value-type="float" office:value="0">
            <text:p>0</text:p>
          </table:table-cell>
          <table:table-cell table:formula="of:=2+RAND()-0.5" office:value-type="float" office:value="1.83538684318773">
            <text:p>1.8353868432</text:p>
          </table:table-cell>
          <table:table-cell table:formula="of:=1/[.A12]" office:value-type="float" office:value="0.1">
            <text:p>0.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SIN([.A13])" office:value-type="float" office:value="-0.999990206550704">
            <text:p>-0.9999902066</text:p>
          </table:table-cell>
          <table:table-cell table:formula="of:=COS([.A13])" office:value-type="float" office:value="0.00442569798805079">
            <text:p>0.004425698</text:p>
          </table:table-cell>
          <table:table-cell office:value-type="float" office:value="0">
            <text:p>0</text:p>
          </table:table-cell>
          <table:table-cell table:formula="of:=2+RAND()-0.5" office:value-type="float" office:value="2.25017348024994">
            <text:p>2.2501734802</text:p>
          </table:table-cell>
          <table:table-cell table:formula="of:=1/[.A13]" office:value-type="float" office:value="0.0909090909090909">
            <text:p>0.090909090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SIN([.A14])" office:value-type="float" office:value="-0.536572918000435">
            <text:p>-0.536572918</text:p>
          </table:table-cell>
          <table:table-cell table:formula="of:=COS([.A14])" office:value-type="float" office:value="0.843853958732492">
            <text:p>0.8438539587</text:p>
          </table:table-cell>
          <table:table-cell office:value-type="float" office:value="0">
            <text:p>0</text:p>
          </table:table-cell>
          <table:table-cell table:formula="of:=2+RAND()-0.5" office:value-type="float" office:value="1.76511239493266">
            <text:p>1.7651123949</text:p>
          </table:table-cell>
          <table:table-cell table:formula="of:=1/[.A14]" office:value-type="float" office:value="0.0833333333333333">
            <text:p>0.083333333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SIN([.A15])" office:value-type="float" office:value="0.420167036826641">
            <text:p>0.4201670368</text:p>
          </table:table-cell>
          <table:table-cell table:formula="of:=COS([.A15])" office:value-type="float" office:value="0.907446781450196">
            <text:p>0.9074467815</text:p>
          </table:table-cell>
          <table:table-cell office:value-type="float" office:value="0">
            <text:p>0</text:p>
          </table:table-cell>
          <table:table-cell table:formula="of:=2+RAND()-0.5" office:value-type="float" office:value="2.38459931593388">
            <text:p>2.3845993159</text:p>
          </table:table-cell>
          <table:table-cell table:formula="of:=1/[.A15]" office:value-type="float" office:value="0.0769230769230769">
            <text:p>0.076923076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SIN([.A16])" office:value-type="float" office:value="0.99060735569487">
            <text:p>0.9906073557</text:p>
          </table:table-cell>
          <table:table-cell table:formula="of:=COS([.A16])" office:value-type="float" office:value="0.136737218207834">
            <text:p>0.1367372182</text:p>
          </table:table-cell>
          <table:table-cell office:value-type="float" office:value="0">
            <text:p>0</text:p>
          </table:table-cell>
          <table:table-cell table:formula="of:=2+RAND()-0.5" office:value-type="float" office:value="1.84322027885355">
            <text:p>1.8432202789</text:p>
          </table:table-cell>
          <table:table-cell table:formula="of:=1/[.A16]" office:value-type="float" office:value="0.0714285714285714">
            <text:p>0.071428571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SIN([.A17])" office:value-type="float" office:value="0.650287840157117">
            <text:p>0.6502878402</text:p>
          </table:table-cell>
          <table:table-cell table:formula="of:=COS([.A17])" office:value-type="float" office:value="-0.759687912858821">
            <text:p>-0.7596879129</text:p>
          </table:table-cell>
          <table:table-cell office:value-type="float" office:value="0">
            <text:p>0</text:p>
          </table:table-cell>
          <table:table-cell table:formula="of:=2+RAND()-0.5" office:value-type="float" office:value="1.94594841008075">
            <text:p>1.9459484101</text:p>
          </table:table-cell>
          <table:table-cell table:formula="of:=1/[.A17]" office:value-type="float" office:value="0.0666666666666667">
            <text:p>0.066666666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SIN([.A18])" office:value-type="float" office:value="-0.287903316665065">
            <text:p>-0.2879033167</text:p>
          </table:table-cell>
          <table:table-cell table:formula="of:=COS([.A18])" office:value-type="float" office:value="-0.957659480323385">
            <text:p>-0.9576594803</text:p>
          </table:table-cell>
          <table:table-cell office:value-type="float" office:value="0">
            <text:p>0</text:p>
          </table:table-cell>
          <table:table-cell table:formula="of:=2+RAND()-0.5" office:value-type="float" office:value="1.63218156411313">
            <text:p>1.6321815641</text:p>
          </table:table-cell>
          <table:table-cell table:formula="of:=1/[.A18]" office:value-type="float" office:value="0.0625">
            <text:p>0.062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SIN([.A19])" office:value-type="float" office:value="-0.961397491879557">
            <text:p>-0.9613974919</text:p>
          </table:table-cell>
          <table:table-cell table:formula="of:=COS([.A19])" office:value-type="float" office:value="-0.275163338051597">
            <text:p>-0.2751633381</text:p>
          </table:table-cell>
          <table:table-cell office:value-type="float" office:value="0">
            <text:p>0</text:p>
          </table:table-cell>
          <table:table-cell table:formula="of:=2+RAND()-0.5" office:value-type="float" office:value="1.84099767450243">
            <text:p>1.8409976745</text:p>
          </table:table-cell>
          <table:table-cell table:formula="of:=1/[.A19]" office:value-type="float" office:value="0.0588235294117647">
            <text:p>0.058823529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SIN([.A20])" office:value-type="float" office:value="-0.750987246771676">
            <text:p>-0.7509872468</text:p>
          </table:table-cell>
          <table:table-cell table:formula="of:=COS([.A20])" office:value-type="float" office:value="0.66031670824408">
            <text:p>0.6603167082</text:p>
          </table:table-cell>
          <table:table-cell office:value-type="float" office:value="0">
            <text:p>0</text:p>
          </table:table-cell>
          <table:table-cell table:formula="of:=2+RAND()-0.5" office:value-type="float" office:value="2.23902467545122">
            <text:p>2.2390246755</text:p>
          </table:table-cell>
          <table:table-cell table:formula="of:=1/[.A20]" office:value-type="float" office:value="0.0555555555555556">
            <text:p>0.055555555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SIN([.A21])" office:value-type="float" office:value="0.149877209662952">
            <text:p>0.1498772097</text:p>
          </table:table-cell>
          <table:table-cell table:formula="of:=COS([.A21])" office:value-type="float" office:value="0.988704618186669">
            <text:p>0.9887046182</text:p>
          </table:table-cell>
          <table:table-cell office:value-type="float" office:value="0">
            <text:p>0</text:p>
          </table:table-cell>
          <table:table-cell table:formula="of:=2+RAND()-0.5" office:value-type="float" office:value="2.21792039019056">
            <text:p>2.2179203902</text:p>
          </table:table-cell>
          <table:table-cell table:formula="of:=1/[.A21]" office:value-type="float" office:value="0.0526315789473684">
            <text:p>0.052631578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SIN([.A22])" office:value-type="float" office:value="0.912945250727628">
            <text:p>0.9129452507</text:p>
          </table:table-cell>
          <table:table-cell table:formula="of:=COS([.A22])" office:value-type="float" office:value="0.408082061813392">
            <text:p>0.4080820618</text:p>
          </table:table-cell>
          <table:table-cell office:value-type="float" office:value="0">
            <text:p>0</text:p>
          </table:table-cell>
          <table:table-cell table:formula="of:=2+RAND()-0.5" office:value-type="float" office:value="2.05307886563241">
            <text:p>2.0530788656</text:p>
          </table:table-cell>
          <table:table-cell table:formula="of:=1/[.A22]" office:value-type="float" office:value="0.05">
            <text:p>0.0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SIN([.A23])" office:value-type="float" office:value="0.836655638536056">
            <text:p>0.8366556385</text:p>
          </table:table-cell>
          <table:table-cell table:formula="of:=COS([.A23])" office:value-type="float" office:value="-0.547729260224268">
            <text:p>-0.5477292602</text:p>
          </table:table-cell>
          <table:table-cell office:value-type="float" office:value="0">
            <text:p>0</text:p>
          </table:table-cell>
          <table:table-cell table:formula="of:=2+RAND()-0.5" office:value-type="float" office:value="1.76098222355358">
            <text:p>1.7609822236</text:p>
          </table:table-cell>
          <table:table-cell table:formula="of:=1/[.A23]" office:value-type="float" office:value="0.0476190476190476">
            <text:p>0.04761904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SIN([.A24])" office:value-type="float" office:value="-0.00885130929040388">
            <text:p>-0.0088513093</text:p>
          </table:table-cell>
          <table:table-cell table:formula="of:=COS([.A24])" office:value-type="float" office:value="-0.999960826394637">
            <text:p>-0.9999608264</text:p>
          </table:table-cell>
          <table:table-cell office:value-type="float" office:value="0">
            <text:p>0</text:p>
          </table:table-cell>
          <table:table-cell table:formula="of:=2+RAND()-0.5" office:value-type="float" office:value="1.86826784582809">
            <text:p>1.8682678458</text:p>
          </table:table-cell>
          <table:table-cell table:formula="of:=1/[.A24]" office:value-type="float" office:value="0.0454545454545455">
            <text:p>0.045454545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SIN([.A25])" office:value-type="float" office:value="-0.846220404175171">
            <text:p>-0.8462204042</text:p>
          </table:table-cell>
          <table:table-cell table:formula="of:=COS([.A25])" office:value-type="float" office:value="-0.532833020333398">
            <text:p>-0.5328330203</text:p>
          </table:table-cell>
          <table:table-cell office:value-type="float" office:value="0">
            <text:p>0</text:p>
          </table:table-cell>
          <table:table-cell table:formula="of:=2+RAND()-0.5" office:value-type="float" office:value="2.10892445733771">
            <text:p>2.1089244573</text:p>
          </table:table-cell>
          <table:table-cell table:formula="of:=1/[.A25]" office:value-type="float" office:value="0.0434782608695652">
            <text:p>0.043478260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SIN([.A26])" office:value-type="float" office:value="-0.905578362006624">
            <text:p>-0.905578362</text:p>
          </table:table-cell>
          <table:table-cell table:formula="of:=COS([.A26])" office:value-type="float" office:value="0.424179007336997">
            <text:p>0.4241790073</text:p>
          </table:table-cell>
          <table:table-cell office:value-type="float" office:value="0">
            <text:p>0</text:p>
          </table:table-cell>
          <table:table-cell table:formula="of:=2+RAND()-0.5" office:value-type="float" office:value="1.86870440049097">
            <text:p>1.8687044005</text:p>
          </table:table-cell>
          <table:table-cell table:formula="of:=1/[.A26]" office:value-type="float" office:value="0.0416666666666667">
            <text:p>0.041666666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SIN([.A27])" office:value-type="float" office:value="-0.132351750097773">
            <text:p>-0.1323517501</text:p>
          </table:table-cell>
          <table:table-cell table:formula="of:=COS([.A27])" office:value-type="float" office:value="0.991202811863474">
            <text:p>0.9912028119</text:p>
          </table:table-cell>
          <table:table-cell office:value-type="float" office:value="0">
            <text:p>0</text:p>
          </table:table-cell>
          <table:table-cell table:formula="of:=2+RAND()-0.5" office:value-type="float" office:value="2.30623369175009">
            <text:p>2.3062336918</text:p>
          </table:table-cell>
          <table:table-cell table:formula="of:=1/[.A27]" office:value-type="float" office:value="0.04">
            <text:p>0.0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SIN([.A28])" office:value-type="float" office:value="0.762558450479603">
            <text:p>0.7625584505</text:p>
          </table:table-cell>
          <table:table-cell table:formula="of:=COS([.A28])" office:value-type="float" office:value="0.64691932232864">
            <text:p>0.6469193223</text:p>
          </table:table-cell>
          <table:table-cell office:value-type="float" office:value="0">
            <text:p>0</text:p>
          </table:table-cell>
          <table:table-cell table:formula="of:=2+RAND()-0.5" office:value-type="float" office:value="1.66018652077764">
            <text:p>1.6601865208</text:p>
          </table:table-cell>
          <table:table-cell table:formula="of:=1/[.A28]" office:value-type="float" office:value="0.0384615384615385">
            <text:p>0.038461538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SIN([.A29])" office:value-type="float" office:value="0.956375928404503">
            <text:p>0.9563759284</text:p>
          </table:table-cell>
          <table:table-cell table:formula="of:=COS([.A29])" office:value-type="float" office:value="-0.292138808733836">
            <text:p>-0.2921388087</text:p>
          </table:table-cell>
          <table:table-cell office:value-type="float" office:value="0">
            <text:p>0</text:p>
          </table:table-cell>
          <table:table-cell table:formula="of:=2+RAND()-0.5" office:value-type="float" office:value="2.373137493385">
            <text:p>2.3731374934</text:p>
          </table:table-cell>
          <table:table-cell table:formula="of:=1/[.A29]" office:value-type="float" office:value="0.037037037037037">
            <text:p>0.03703703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SIN([.A30])" office:value-type="float" office:value="0.270905788307869">
            <text:p>0.2709057883</text:p>
          </table:table-cell>
          <table:table-cell table:formula="of:=COS([.A30])" office:value-type="float" office:value="-0.962605866313567">
            <text:p>-0.9626058663</text:p>
          </table:table-cell>
          <table:table-cell office:value-type="float" office:value="0">
            <text:p>0</text:p>
          </table:table-cell>
          <table:table-cell table:formula="of:=2+RAND()-0.5" office:value-type="float" office:value="1.85434105107561">
            <text:p>1.8543410511</text:p>
          </table:table-cell>
          <table:table-cell table:formula="of:=1/[.A30]" office:value-type="float" office:value="0.0357142857142857">
            <text:p>0.035714285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SIN([.A31])" office:value-type="float" office:value="-0.663633884212968">
            <text:p>-0.6636338842</text:p>
          </table:table-cell>
          <table:table-cell table:formula="of:=COS([.A31])" office:value-type="float" office:value="-0.748057529689">
            <text:p>-0.7480575297</text:p>
          </table:table-cell>
          <table:table-cell office:value-type="float" office:value="0">
            <text:p>0</text:p>
          </table:table-cell>
          <table:table-cell table:formula="of:=2+RAND()-0.5" office:value-type="float" office:value="2.09840880241245">
            <text:p>2.0984088024</text:p>
          </table:table-cell>
          <table:table-cell table:formula="of:=1/[.A31]" office:value-type="float" office:value="0.0344827586206897">
            <text:p>0.034482758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SIN([.A32])" office:value-type="float" office:value="-0.988031624092862">
            <text:p>-0.9880316241</text:p>
          </table:table-cell>
          <table:table-cell table:formula="of:=COS([.A32])" office:value-type="float" office:value="0.154251449887584">
            <text:p>0.1542514499</text:p>
          </table:table-cell>
          <table:table-cell office:value-type="float" office:value="0">
            <text:p>0</text:p>
          </table:table-cell>
          <table:table-cell table:formula="of:=2+RAND()-0.5" office:value-type="float" office:value="1.68456804542802">
            <text:p>1.6845680454</text:p>
          </table:table-cell>
          <table:table-cell table:formula="of:=1/[.A32]" office:value-type="float" office:value="0.0333333333333333">
            <text:p>0.033333333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SIN([.A33])" office:value-type="float" office:value="-0.404037645323065">
            <text:p>-0.4040376453</text:p>
          </table:table-cell>
          <table:table-cell table:formula="of:=COS([.A33])" office:value-type="float" office:value="0.914742357804531">
            <text:p>0.9147423578</text:p>
          </table:table-cell>
          <table:table-cell office:value-type="float" office:value="0">
            <text:p>0</text:p>
          </table:table-cell>
          <table:table-cell table:formula="of:=2+RAND()-0.5" office:value-type="float" office:value="1.94119022460654">
            <text:p>1.9411902246</text:p>
          </table:table-cell>
          <table:table-cell table:formula="of:=1/[.A33]" office:value-type="float" office:value="0.032258064516129">
            <text:p>0.032258064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SIN([.A34])" office:value-type="float" office:value="0.551426681241691">
            <text:p>0.5514266812</text:p>
          </table:table-cell>
          <table:table-cell table:formula="of:=COS([.A34])" office:value-type="float" office:value="0.83422336050651">
            <text:p>0.8342233605</text:p>
          </table:table-cell>
          <table:table-cell office:value-type="float" office:value="0">
            <text:p>0</text:p>
          </table:table-cell>
          <table:table-cell table:formula="of:=2+RAND()-0.5" office:value-type="float" office:value="1.69504803139716">
            <text:p>1.6950480314</text:p>
          </table:table-cell>
          <table:table-cell table:formula="of:=1/[.A34]" office:value-type="float" office:value="0.03125">
            <text:p>0.0312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SIN([.A35])" office:value-type="float" office:value="0.999911860107267">
            <text:p>0.9999118601</text:p>
          </table:table-cell>
          <table:table-cell table:formula="of:=COS([.A35])" office:value-type="float" office:value="-0.0132767472230595">
            <text:p>-0.0132767472</text:p>
          </table:table-cell>
          <table:table-cell office:value-type="float" office:value="0">
            <text:p>0</text:p>
          </table:table-cell>
          <table:table-cell table:formula="of:=2+RAND()-0.5" office:value-type="float" office:value="2.28950313688256">
            <text:p>2.2895031369</text:p>
          </table:table-cell>
          <table:table-cell table:formula="of:=1/[.A35]" office:value-type="float" office:value="0.0303030303030303">
            <text:p>0.030303030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formula="of:=SIN([.A36])" office:value-type="float" office:value="0.529082686120024">
            <text:p>0.5290826861</text:p>
          </table:table-cell>
          <table:table-cell table:formula="of:=COS([.A36])" office:value-type="float" office:value="-0.848570274784605">
            <text:p>-0.8485702748</text:p>
          </table:table-cell>
          <table:table-cell office:value-type="float" office:value="0">
            <text:p>0</text:p>
          </table:table-cell>
          <table:table-cell table:formula="of:=2+RAND()-0.5" office:value-type="float" office:value="2.40374770527706">
            <text:p>2.4037477053</text:p>
          </table:table-cell>
          <table:table-cell table:formula="of:=1/[.A36]" office:value-type="float" office:value="0.0294117647058823">
            <text:p>0.029411764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SIN([.A37])" office:value-type="float" office:value="-0.428182669496151">
            <text:p>-0.4281826695</text:p>
          </table:table-cell>
          <table:table-cell table:formula="of:=COS([.A37])" office:value-type="float" office:value="-0.903692205091507">
            <text:p>-0.9036922051</text:p>
          </table:table-cell>
          <table:table-cell office:value-type="float" office:value="0">
            <text:p>0</text:p>
          </table:table-cell>
          <table:table-cell table:formula="of:=2+RAND()-0.5" office:value-type="float" office:value="2.30877963546664">
            <text:p>2.3087796355</text:p>
          </table:table-cell>
          <table:table-cell table:formula="of:=1/[.A37]" office:value-type="float" office:value="0.0285714285714286">
            <text:p>0.0285714286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formula="of:=SIN([.A38])" office:value-type="float" office:value="-0.991778853443116">
            <text:p>-0.9917788534</text:p>
          </table:table-cell>
          <table:table-cell table:formula="of:=COS([.A38])" office:value-type="float" office:value="-0.127963689627405">
            <text:p>-0.1279636896</text:p>
          </table:table-cell>
          <table:table-cell office:value-type="float" office:value="0">
            <text:p>0</text:p>
          </table:table-cell>
          <table:table-cell table:formula="of:=2+RAND()-0.5" office:value-type="float" office:value="2.48590602725744">
            <text:p>2.4859060273</text:p>
          </table:table-cell>
          <table:table-cell table:formula="of:=1/[.A38]" office:value-type="float" office:value="0.0277777777777778">
            <text:p>0.0277777778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formula="of:=SIN([.A39])" office:value-type="float" office:value="-0.643538133356999">
            <text:p>-0.6435381334</text:p>
          </table:table-cell>
          <table:table-cell table:formula="of:=COS([.A39])" office:value-type="float" office:value="0.765414051945343">
            <text:p>0.7654140519</text:p>
          </table:table-cell>
          <table:table-cell office:value-type="float" office:value="0">
            <text:p>0</text:p>
          </table:table-cell>
          <table:table-cell table:formula="of:=2+RAND()-0.5" office:value-type="float" office:value="1.74284082301892">
            <text:p>1.742840823</text:p>
          </table:table-cell>
          <table:table-cell table:formula="of:=1/[.A39]" office:value-type="float" office:value="0.027027027027027">
            <text:p>0.027027027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formula="of:=SIN([.A40])" office:value-type="float" office:value="0.296368578709385">
            <text:p>0.2963685787</text:p>
          </table:table-cell>
          <table:table-cell table:formula="of:=COS([.A40])" office:value-type="float" office:value="0.955073644047295">
            <text:p>0.955073644</text:p>
          </table:table-cell>
          <table:table-cell office:value-type="float" office:value="0">
            <text:p>0</text:p>
          </table:table-cell>
          <table:table-cell table:formula="of:=2+RAND()-0.5" office:value-type="float" office:value="1.86832590959966">
            <text:p>1.8683259096</text:p>
          </table:table-cell>
          <table:table-cell table:formula="of:=1/[.A40]" office:value-type="float" office:value="0.0263157894736842">
            <text:p>0.026315789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formula="of:=SIN([.A41])" office:value-type="float" office:value="0.963795386284088">
            <text:p>0.9637953863</text:p>
          </table:table-cell>
          <table:table-cell table:formula="of:=COS([.A41])" office:value-type="float" office:value="0.266642932359937">
            <text:p>0.2666429324</text:p>
          </table:table-cell>
          <table:table-cell office:value-type="float" office:value="0">
            <text:p>0</text:p>
          </table:table-cell>
          <table:table-cell table:formula="of:=2+RAND()-0.5" office:value-type="float" office:value="2.02613826701418">
            <text:p>2.026138267</text:p>
          </table:table-cell>
          <table:table-cell table:formula="of:=1/[.A41]" office:value-type="float" office:value="0.0256410256410256">
            <text:p>0.025641025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SIN([.A42])" office:value-type="float" office:value="0.745113160479349">
            <text:p>0.7451131605</text:p>
          </table:table-cell>
          <table:table-cell table:formula="of:=COS([.A42])" office:value-type="float" office:value="-0.666938061652262">
            <text:p>-0.6669380617</text:p>
          </table:table-cell>
          <table:table-cell office:value-type="float" office:value="0">
            <text:p>0</text:p>
          </table:table-cell>
          <table:table-cell table:formula="of:=2+RAND()-0.5" office:value-type="float" office:value="1.81131764594466">
            <text:p>1.8113176459</text:p>
          </table:table-cell>
          <table:table-cell table:formula="of:=1/[.A42]" office:value-type="float" office:value="0.025">
            <text:p>0.02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formula="of:=SIN([.A43])" office:value-type="float" office:value="-0.158622668804709">
            <text:p>-0.1586226688</text:p>
          </table:table-cell>
          <table:table-cell table:formula="of:=COS([.A43])" office:value-type="float" office:value="-0.987339277523826">
            <text:p>-0.9873392775</text:p>
          </table:table-cell>
          <table:table-cell office:value-type="float" office:value="1">
            <text:p>1</text:p>
          </table:table-cell>
          <table:table-cell table:formula="of:=2+RAND()-0.5" office:value-type="float" office:value="2.24436386022717">
            <text:p>2.2443638602</text:p>
          </table:table-cell>
          <table:table-cell table:formula="of:=1/[.A43]" office:value-type="float" office:value="0.024390243902439">
            <text:p>0.0243902439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formula="of:=SIN([.A44])" office:value-type="float" office:value="-0.916521547915634">
            <text:p>-0.9165215479</text:p>
          </table:table-cell>
          <table:table-cell table:formula="of:=COS([.A44])" office:value-type="float" office:value="-0.399985314988351">
            <text:p>-0.399985315</text:p>
          </table:table-cell>
          <table:table-cell office:value-type="float" office:value="1">
            <text:p>1</text:p>
          </table:table-cell>
          <table:table-cell table:formula="of:=2+RAND()-0.5" office:value-type="float" office:value="2.11344951763749">
            <text:p>2.1134495176</text:p>
          </table:table-cell>
          <table:table-cell table:formula="of:=1/[.A44]" office:value-type="float" office:value="0.0238095238095238">
            <text:p>0.0238095238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formula="of:=SIN([.A45])" office:value-type="float" office:value="-0.831774742628598">
            <text:p>-0.8317747426</text:p>
          </table:table-cell>
          <table:table-cell table:formula="of:=COS([.A45])" office:value-type="float" office:value="0.555113301520626">
            <text:p>0.5551133015</text:p>
          </table:table-cell>
          <table:table-cell office:value-type="float" office:value="1">
            <text:p>1</text:p>
          </table:table-cell>
          <table:table-cell table:formula="of:=2+RAND()-0.5" office:value-type="float" office:value="2.41321939276531">
            <text:p>2.4132193928</text:p>
          </table:table-cell>
          <table:table-cell table:formula="of:=1/[.A45]" office:value-type="float" office:value="0.0232558139534884">
            <text:p>0.02325581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formula="of:=SIN([.A46])" office:value-type="float" office:value="0.0177019251054136">
            <text:p>0.0177019251</text:p>
          </table:table-cell>
          <table:table-cell table:formula="of:=COS([.A46])" office:value-type="float" office:value="0.999843308647691">
            <text:p>0.9998433086</text:p>
          </table:table-cell>
          <table:table-cell office:value-type="float" office:value="1">
            <text:p>1</text:p>
          </table:table-cell>
          <table:table-cell table:formula="of:=2+RAND()-0.5" office:value-type="float" office:value="2.3725216970779">
            <text:p>2.3725216971</text:p>
          </table:table-cell>
          <table:table-cell table:formula="of:=1/[.A46]" office:value-type="float" office:value="0.0227272727272727">
            <text:p>0.022727272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formula="of:=SIN([.A47])" office:value-type="float" office:value="0.850903524534118">
            <text:p>0.8509035245</text:p>
          </table:table-cell>
          <table:table-cell table:formula="of:=COS([.A47])" office:value-type="float" office:value="0.52532198881773">
            <text:p>0.5253219888</text:p>
          </table:table-cell>
          <table:table-cell office:value-type="float" office:value="1">
            <text:p>1</text:p>
          </table:table-cell>
          <table:table-cell table:formula="of:=2+RAND()-0.5" office:value-type="float" office:value="2.015920805512">
            <text:p>2.0159208055</text:p>
          </table:table-cell>
          <table:table-cell table:formula="of:=1/[.A47]" office:value-type="float" office:value="0.0222222222222222">
            <text:p>0.0222222222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formula="of:=SIN([.A48])" office:value-type="float" office:value="0.901788347648809">
            <text:p>0.9017883476</text:p>
          </table:table-cell>
          <table:table-cell table:formula="of:=COS([.A48])" office:value-type="float" office:value="-0.432177944884778">
            <text:p>-0.4321779449</text:p>
          </table:table-cell>
          <table:table-cell office:value-type="float" office:value="1">
            <text:p>1</text:p>
          </table:table-cell>
          <table:table-cell table:formula="of:=2+RAND()-0.5" office:value-type="float" office:value="2.16013851505704">
            <text:p>2.1601385151</text:p>
          </table:table-cell>
          <table:table-cell table:formula="of:=1/[.A48]" office:value-type="float" office:value="0.0217391304347826">
            <text:p>0.0217391304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formula="of:=SIN([.A49])" office:value-type="float" office:value="0.123573122745224">
            <text:p>0.1235731227</text:p>
          </table:table-cell>
          <table:table-cell table:formula="of:=COS([.A49])" office:value-type="float" office:value="-0.992335469150929">
            <text:p>-0.9923354692</text:p>
          </table:table-cell>
          <table:table-cell office:value-type="float" office:value="1">
            <text:p>1</text:p>
          </table:table-cell>
          <table:table-cell table:formula="of:=2+RAND()-0.5" office:value-type="float" office:value="2.19449438899755">
            <text:p>2.194494389</text:p>
          </table:table-cell>
          <table:table-cell table:formula="of:=1/[.A49]" office:value-type="float" office:value="0.0212765957446808">
            <text:p>0.021276595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formula="of:=SIN([.A50])" office:value-type="float" office:value="-0.768254661323667">
            <text:p>-0.7682546613</text:p>
          </table:table-cell>
          <table:table-cell table:formula="of:=COS([.A50])" office:value-type="float" office:value="-0.6401443394692">
            <text:p>-0.6401443395</text:p>
          </table:table-cell>
          <table:table-cell office:value-type="float" office:value="1">
            <text:p>1</text:p>
          </table:table-cell>
          <table:table-cell table:formula="of:=2+RAND()-0.5" office:value-type="float" office:value="2.00615028687753">
            <text:p>2.0061502869</text:p>
          </table:table-cell>
          <table:table-cell table:formula="of:=1/[.A50]" office:value-type="float" office:value="0.0208333333333333">
            <text:p>0.0208333333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formula="of:=SIN([.A51])" office:value-type="float" office:value="-0.953752652759472">
            <text:p>-0.9537526528</text:p>
          </table:table-cell>
          <table:table-cell table:formula="of:=COS([.A51])" office:value-type="float" office:value="0.300592543743637">
            <text:p>0.3005925437</text:p>
          </table:table-cell>
          <table:table-cell office:value-type="float" office:value="1">
            <text:p>1</text:p>
          </table:table-cell>
          <table:table-cell table:formula="of:=2+RAND()-0.5" office:value-type="float" office:value="2.03818003996275">
            <text:p>2.03818004</text:p>
          </table:table-cell>
          <table:table-cell table:formula="of:=1/[.A51]" office:value-type="float" office:value="0.0204081632653061">
            <text:p>0.020408163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SIN([.A52])" office:value-type="float" office:value="-0.262374853703929">
            <text:p>-0.2623748537</text:p>
          </table:table-cell>
          <table:table-cell table:formula="of:=COS([.A52])" office:value-type="float" office:value="0.964966028492113">
            <text:p>0.9649660285</text:p>
          </table:table-cell>
          <table:table-cell office:value-type="float" office:value="1">
            <text:p>1</text:p>
          </table:table-cell>
          <table:table-cell table:formula="of:=2+RAND()-0.5" office:value-type="float" office:value="1.63875989313237">
            <text:p>1.6387598931</text:p>
          </table:table-cell>
          <table:table-cell table:formula="of:=1/[.A52]" office:value-type="float" office:value="0.02">
            <text:p>0.02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formula="of:=SIN([.A53])" office:value-type="float" office:value="0.670229175843375">
            <text:p>0.6702291758</text:p>
          </table:table-cell>
          <table:table-cell table:formula="of:=COS([.A53])" office:value-type="float" office:value="0.742154196813783">
            <text:p>0.7421541968</text:p>
          </table:table-cell>
          <table:table-cell office:value-type="float" office:value="1">
            <text:p>1</text:p>
          </table:table-cell>
          <table:table-cell table:formula="of:=2+RAND()-0.5" office:value-type="float" office:value="2.4059868035838">
            <text:p>2.4059868036</text:p>
          </table:table-cell>
          <table:table-cell table:formula="of:=1/[.A53]" office:value-type="float" office:value="0.0196078431372549">
            <text:p>0.019607843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formula="of:=SIN([.A54])" office:value-type="float" office:value="0.986627592040485">
            <text:p>0.986627592</text:p>
          </table:table-cell>
          <table:table-cell table:formula="of:=COS([.A54])" office:value-type="float" office:value="-0.162990780795705">
            <text:p>-0.1629907808</text:p>
          </table:table-cell>
          <table:table-cell office:value-type="float" office:value="1">
            <text:p>1</text:p>
          </table:table-cell>
          <table:table-cell table:formula="of:=2+RAND()-0.5" office:value-type="float" office:value="1.62797745433636">
            <text:p>1.6279774543</text:p>
          </table:table-cell>
          <table:table-cell table:formula="of:=1/[.A54]" office:value-type="float" office:value="0.0192307692307692">
            <text:p>0.0192307692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formula="of:=SIN([.A55])" office:value-type="float" office:value="0.395925150181834">
            <text:p>0.3959251502</text:p>
          </table:table-cell>
          <table:table-cell table:formula="of:=COS([.A55])" office:value-type="float" office:value="-0.918282786212119">
            <text:p>-0.9182827862</text:p>
          </table:table-cell>
          <table:table-cell office:value-type="float" office:value="1">
            <text:p>1</text:p>
          </table:table-cell>
          <table:table-cell table:formula="of:=2+RAND()-0.5" office:value-type="float" office:value="1.9841592758894">
            <text:p>1.9841592759</text:p>
          </table:table-cell>
          <table:table-cell table:formula="of:=1/[.A55]" office:value-type="float" office:value="0.0188679245283019">
            <text:p>0.0188679245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formula="of:=SIN([.A56])" office:value-type="float" office:value="-0.558789048851616">
            <text:p>-0.5587890489</text:p>
          </table:table-cell>
          <table:table-cell table:formula="of:=COS([.A56])" office:value-type="float" office:value="-0.82930983286315">
            <text:p>-0.8293098329</text:p>
          </table:table-cell>
          <table:table-cell office:value-type="float" office:value="1">
            <text:p>1</text:p>
          </table:table-cell>
          <table:table-cell table:formula="of:=2+RAND()-0.5" office:value-type="float" office:value="1.51490335469134">
            <text:p>1.5149033547</text:p>
          </table:table-cell>
          <table:table-cell table:formula="of:=1/[.A56]" office:value-type="float" office:value="0.0185185185185185">
            <text:p>0.0185185185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formula="of:=SIN([.A57])" office:value-type="float" office:value="-0.99975517335862">
            <text:p>-0.9997551734</text:p>
          </table:table-cell>
          <table:table-cell table:formula="of:=COS([.A57])" office:value-type="float" office:value="0.0221267562619557">
            <text:p>0.0221267563</text:p>
          </table:table-cell>
          <table:table-cell office:value-type="float" office:value="1">
            <text:p>1</text:p>
          </table:table-cell>
          <table:table-cell table:formula="of:=2+RAND()-0.5" office:value-type="float" office:value="2.12886577076279">
            <text:p>2.1288657708</text:p>
          </table:table-cell>
          <table:table-cell table:formula="of:=1/[.A57]" office:value-type="float" office:value="0.0181818181818182">
            <text:p>0.0181818182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formula="of:=SIN([.A58])" office:value-type="float" office:value="-0.521551002086912">
            <text:p>-0.5215510021</text:p>
          </table:table-cell>
          <table:table-cell table:formula="of:=COS([.A58])" office:value-type="float" office:value="0.853220107722584">
            <text:p>0.8532201077</text:p>
          </table:table-cell>
          <table:table-cell office:value-type="float" office:value="1">
            <text:p>1</text:p>
          </table:table-cell>
          <table:table-cell table:formula="of:=2+RAND()-0.5" office:value-type="float" office:value="2.05217188317329">
            <text:p>2.0521718832</text:p>
          </table:table-cell>
          <table:table-cell table:formula="of:=1/[.A58]" office:value-type="float" office:value="0.0178571428571429">
            <text:p>0.0178571429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formula="of:=SIN([.A59])" office:value-type="float" office:value="0.436164755247825">
            <text:p>0.4361647552</text:p>
          </table:table-cell>
          <table:table-cell table:formula="of:=COS([.A59])" office:value-type="float" office:value="0.899866826969194">
            <text:p>0.899866827</text:p>
          </table:table-cell>
          <table:table-cell office:value-type="float" office:value="1">
            <text:p>1</text:p>
          </table:table-cell>
          <table:table-cell table:formula="of:=2+RAND()-0.5" office:value-type="float" office:value="1.92630078992806">
            <text:p>1.9263007899</text:p>
          </table:table-cell>
          <table:table-cell table:formula="of:=1/[.A59]" office:value-type="float" office:value="0.0175438596491228">
            <text:p>0.0175438596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formula="of:=SIN([.A60])" office:value-type="float" office:value="0.992872648084537">
            <text:p>0.9928726481</text:p>
          </table:table-cell>
          <table:table-cell table:formula="of:=COS([.A60])" office:value-type="float" office:value="0.119180135448819">
            <text:p>0.1191801354</text:p>
          </table:table-cell>
          <table:table-cell office:value-type="float" office:value="1">
            <text:p>1</text:p>
          </table:table-cell>
          <table:table-cell table:formula="of:=2+RAND()-0.5" office:value-type="float" office:value="2.08223867835477">
            <text:p>2.0822386784</text:p>
          </table:table-cell>
          <table:table-cell table:formula="of:=1/[.A60]" office:value-type="float" office:value="0.0172413793103448">
            <text:p>0.0172413793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formula="of:=SIN([.A61])" office:value-type="float" office:value="0.636738007139138">
            <text:p>0.6367380071</text:p>
          </table:table-cell>
          <table:table-cell table:formula="of:=COS([.A61])" office:value-type="float" office:value="-0.771080222975845">
            <text:p>-0.771080223</text:p>
          </table:table-cell>
          <table:table-cell office:value-type="float" office:value="1">
            <text:p>1</text:p>
          </table:table-cell>
          <table:table-cell table:formula="of:=2+RAND()-0.5" office:value-type="float" office:value="1.91432502539828">
            <text:p>1.9143250254</text:p>
          </table:table-cell>
          <table:table-cell table:formula="of:=1/[.A61]" office:value-type="float" office:value="0.0169491525423729">
            <text:p>0.016949152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SIN([.A62])" office:value-type="float" office:value="-0.304810621102217">
            <text:p>-0.3048106211</text:p>
          </table:table-cell>
          <table:table-cell table:formula="of:=COS([.A62])" office:value-type="float" office:value="-0.952412980415156">
            <text:p>-0.9524129804</text:p>
          </table:table-cell>
          <table:table-cell office:value-type="float" office:value="1">
            <text:p>1</text:p>
          </table:table-cell>
          <table:table-cell table:formula="of:=2+RAND()-0.5" office:value-type="float" office:value="2.48213003785349">
            <text:p>2.4821300379</text:p>
          </table:table-cell>
          <table:table-cell table:formula="of:=1/[.A62]" office:value-type="float" office:value="0.0166666666666667">
            <text:p>0.0166666667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formula="of:=SIN([.A63])" office:value-type="float" office:value="-0.966117770008393">
            <text:p>-0.96611777</text:p>
          </table:table-cell>
          <table:table-cell table:formula="of:=COS([.A63])" office:value-type="float" office:value="-0.258101635938267">
            <text:p>-0.2581016359</text:p>
          </table:table-cell>
          <table:table-cell office:value-type="float" office:value="1">
            <text:p>1</text:p>
          </table:table-cell>
          <table:table-cell table:formula="of:=2+RAND()-0.5" office:value-type="float" office:value="1.64447269635275">
            <text:p>1.6444726964</text:p>
          </table:table-cell>
          <table:table-cell table:formula="of:=1/[.A63]" office:value-type="float" office:value="0.0163934426229508">
            <text:p>0.0163934426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formula="of:=SIN([.A64])" office:value-type="float" office:value="-0.739180696649223">
            <text:p>-0.7391806966</text:p>
          </table:table-cell>
          <table:table-cell table:formula="of:=COS([.A64])" office:value-type="float" office:value="0.673507162323586">
            <text:p>0.6735071623</text:p>
          </table:table-cell>
          <table:table-cell office:value-type="float" office:value="1">
            <text:p>1</text:p>
          </table:table-cell>
          <table:table-cell table:formula="of:=2+RAND()-0.5" office:value-type="float" office:value="1.83597180037759">
            <text:p>1.8359718004</text:p>
          </table:table-cell>
          <table:table-cell table:formula="of:=1/[.A64]" office:value-type="float" office:value="0.0161290322580645">
            <text:p>0.0161290323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formula="of:=SIN([.A65])" office:value-type="float" office:value="0.167355700302807">
            <text:p>0.1673557003</text:p>
          </table:table-cell>
          <table:table-cell table:formula="of:=COS([.A65])" office:value-type="float" office:value="0.98589658158255">
            <text:p>0.9858965816</text:p>
          </table:table-cell>
          <table:table-cell office:value-type="float" office:value="1">
            <text:p>1</text:p>
          </table:table-cell>
          <table:table-cell table:formula="of:=2+RAND()-0.5" office:value-type="float" office:value="1.73371341545135">
            <text:p>1.7337134155</text:p>
          </table:table-cell>
          <table:table-cell table:formula="of:=1/[.A65]" office:value-type="float" office:value="0.0158730158730159">
            <text:p>0.015873015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formula="of:=SIN([.A66])" office:value-type="float" office:value="0.920026038196791">
            <text:p>0.9200260382</text:p>
          </table:table-cell>
          <table:table-cell table:formula="of:=COS([.A66])" office:value-type="float" office:value="0.39185723042955">
            <text:p>0.3918572304</text:p>
          </table:table-cell>
          <table:table-cell office:value-type="float" office:value="1">
            <text:p>1</text:p>
          </table:table-cell>
          <table:table-cell table:formula="of:=2+RAND()-0.5" office:value-type="float" office:value="1.96549946349114">
            <text:p>1.9654994635</text:p>
          </table:table-cell>
          <table:table-cell table:formula="of:=1/[.A66]" office:value-type="float" office:value="0.015625">
            <text:p>0.015625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formula="of:=SIN([.A67])" office:value-type="float" office:value="0.826828679490103">
            <text:p>0.8268286795</text:p>
          </table:table-cell>
          <table:table-cell table:formula="of:=COS([.A67])" office:value-type="float" office:value="-0.562453851238172">
            <text:p>-0.5624538512</text:p>
          </table:table-cell>
          <table:table-cell office:value-type="float" office:value="1">
            <text:p>1</text:p>
          </table:table-cell>
          <table:table-cell table:formula="of:=2+RAND()-0.5" office:value-type="float" office:value="1.73411720036529">
            <text:p>1.7341172004</text:p>
          </table:table-cell>
          <table:table-cell table:formula="of:=1/[.A67]" office:value-type="float" office:value="0.0153846153846154">
            <text:p>0.0153846154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formula="of:=SIN([.A68])" office:value-type="float" office:value="-0.0265511540239668">
            <text:p>-0.026551154</text:p>
          </table:table-cell>
          <table:table-cell table:formula="of:=COS([.A68])" office:value-type="float" office:value="-0.99964745596635">
            <text:p>-0.999647456</text:p>
          </table:table-cell>
          <table:table-cell office:value-type="float" office:value="1">
            <text:p>1</text:p>
          </table:table-cell>
          <table:table-cell table:formula="of:=2+RAND()-0.5" office:value-type="float" office:value="1.86382502131164">
            <text:p>1.8638250213</text:p>
          </table:table-cell>
          <table:table-cell table:formula="of:=1/[.A68]" office:value-type="float" office:value="0.0151515151515152">
            <text:p>0.0151515152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formula="of:=SIN([.A69])" office:value-type="float" office:value="-0.855519978975322">
            <text:p>-0.855519979</text:p>
          </table:table-cell>
          <table:table-cell table:formula="of:=COS([.A69])" office:value-type="float" office:value="-0.517769799789505">
            <text:p>-0.5177697998</text:p>
          </table:table-cell>
          <table:table-cell office:value-type="float" office:value="1">
            <text:p>1</text:p>
          </table:table-cell>
          <table:table-cell table:formula="of:=2+RAND()-0.5" office:value-type="float" office:value="2.004898321582">
            <text:p>2.0048983216</text:p>
          </table:table-cell>
          <table:table-cell table:formula="of:=1/[.A69]" office:value-type="float" office:value="0.0149253731343284">
            <text:p>0.0149253731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formula="of:=SIN([.A70])" office:value-type="float" office:value="-0.897927680689291">
            <text:p>-0.8979276807</text:p>
          </table:table-cell>
          <table:table-cell table:formula="of:=COS([.A70])" office:value-type="float" office:value="0.440143022496041">
            <text:p>0.4401430225</text:p>
          </table:table-cell>
          <table:table-cell office:value-type="float" office:value="1">
            <text:p>1</text:p>
          </table:table-cell>
          <table:table-cell table:formula="of:=2+RAND()-0.5" office:value-type="float" office:value="1.99019751930609">
            <text:p>1.9901975193</text:p>
          </table:table-cell>
          <table:table-cell table:formula="of:=1/[.A70]" office:value-type="float" office:value="0.0147058823529412">
            <text:p>0.0147058824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formula="of:=SIN([.A71])" office:value-type="float" office:value="-0.114784813783187">
            <text:p>-0.1147848138</text:p>
          </table:table-cell>
          <table:table-cell table:formula="of:=COS([.A71])" office:value-type="float" office:value="0.993390379722272">
            <text:p>0.9933903797</text:p>
          </table:table-cell>
          <table:table-cell office:value-type="float" office:value="1">
            <text:p>1</text:p>
          </table:table-cell>
          <table:table-cell table:formula="of:=2+RAND()-0.5" office:value-type="float" office:value="1.61948728561401">
            <text:p>1.6194872856</text:p>
          </table:table-cell>
          <table:table-cell table:formula="of:=1/[.A71]" office:value-type="float" office:value="0.0144927536231884">
            <text:p>0.0144927536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formula="of:=SIN([.A72])" office:value-type="float" office:value="0.773890681557889">
            <text:p>0.7738906816</text:p>
          </table:table-cell>
          <table:table-cell table:formula="of:=COS([.A72])" office:value-type="float" office:value="0.6333192030863">
            <text:p>0.6333192031</text:p>
          </table:table-cell>
          <table:table-cell office:value-type="float" office:value="1">
            <text:p>1</text:p>
          </table:table-cell>
          <table:table-cell table:formula="of:=2+RAND()-0.5" office:value-type="float" office:value="1.76580903446302">
            <text:p>1.7658090345</text:p>
          </table:table-cell>
          <table:table-cell table:formula="of:=1/[.A72]" office:value-type="float" office:value="0.0142857142857143">
            <text:p>0.0142857143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formula="of:=SIN([.A73])" office:value-type="float" office:value="0.951054653254375">
            <text:p>0.9510546533</text:p>
          </table:table-cell>
          <table:table-cell table:formula="of:=COS([.A73])" office:value-type="float" office:value="-0.309022728166071">
            <text:p>-0.3090227282</text:p>
          </table:table-cell>
          <table:table-cell office:value-type="float" office:value="1">
            <text:p>1</text:p>
          </table:table-cell>
          <table:table-cell table:formula="of:=2+RAND()-0.5" office:value-type="float" office:value="1.51613598689437">
            <text:p>1.5161359869</text:p>
          </table:table-cell>
          <table:table-cell table:formula="of:=1/[.A73]" office:value-type="float" office:value="0.0140845070422535">
            <text:p>0.014084507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formula="of:=SIN([.A74])" office:value-type="float" office:value="0.253823362762036">
            <text:p>0.2538233628</text:p>
          </table:table-cell>
          <table:table-cell table:formula="of:=COS([.A74])" office:value-type="float" office:value="-0.967250588273882">
            <text:p>-0.9672505883</text:p>
          </table:table-cell>
          <table:table-cell office:value-type="float" office:value="1">
            <text:p>1</text:p>
          </table:table-cell>
          <table:table-cell table:formula="of:=2+RAND()-0.5" office:value-type="float" office:value="2.2440705022309">
            <text:p>2.2440705022</text:p>
          </table:table-cell>
          <table:table-cell table:formula="of:=1/[.A74]" office:value-type="float" office:value="0.0138888888888889">
            <text:p>0.0138888889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formula="of:=SIN([.A75])" office:value-type="float" office:value="-0.676771956887308">
            <text:p>-0.6767719569</text:p>
          </table:table-cell>
          <table:table-cell table:formula="of:=COS([.A75])" office:value-type="float" office:value="-0.736192718227316">
            <text:p>-0.7361927182</text:p>
          </table:table-cell>
          <table:table-cell office:value-type="float" office:value="1">
            <text:p>1</text:p>
          </table:table-cell>
          <table:table-cell table:formula="of:=2+RAND()-0.5" office:value-type="float" office:value="1.77149363886565">
            <text:p>1.7714936389</text:p>
          </table:table-cell>
          <table:table-cell table:formula="of:=1/[.A75]" office:value-type="float" office:value="0.0136986301369863">
            <text:p>0.0136986301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formula="of:=SIN([.A76])" office:value-type="float" office:value="-0.985146260468247">
            <text:p>-0.9851462605</text:p>
          </table:table-cell>
          <table:table-cell table:formula="of:=COS([.A76])" office:value-type="float" office:value="0.171717341830778">
            <text:p>0.1717173418</text:p>
          </table:table-cell>
          <table:table-cell office:value-type="float" office:value="1">
            <text:p>1</text:p>
          </table:table-cell>
          <table:table-cell table:formula="of:=2+RAND()-0.5" office:value-type="float" office:value="2.36102731293067">
            <text:p>2.3610273129</text:p>
          </table:table-cell>
          <table:table-cell table:formula="of:=1/[.A76]" office:value-type="float" office:value="0.0135135135135135">
            <text:p>0.0135135135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formula="of:=SIN([.A77])" office:value-type="float" office:value="-0.38778163540943">
            <text:p>-0.3877816354</text:p>
          </table:table-cell>
          <table:table-cell table:formula="of:=COS([.A77])" office:value-type="float" office:value="0.921751269724749">
            <text:p>0.9217512697</text:p>
          </table:table-cell>
          <table:table-cell office:value-type="float" office:value="1">
            <text:p>1</text:p>
          </table:table-cell>
          <table:table-cell table:formula="of:=2+RAND()-0.5" office:value-type="float" office:value="2.24255837756209">
            <text:p>2.2425583776</text:p>
          </table:table-cell>
          <table:table-cell table:formula="of:=1/[.A77]" office:value-type="float" office:value="0.0133333333333333">
            <text:p>0.0133333333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formula="of:=SIN([.A78])" office:value-type="float" office:value="0.56610763689818">
            <text:p>0.5661076369</text:p>
          </table:table-cell>
          <table:table-cell table:formula="of:=COS([.A78])" office:value-type="float" office:value="0.824331331107558">
            <text:p>0.8243313311</text:p>
          </table:table-cell>
          <table:table-cell office:value-type="float" office:value="1">
            <text:p>1</text:p>
          </table:table-cell>
          <table:table-cell table:formula="of:=2+RAND()-0.5" office:value-type="float" office:value="1.92035855399445">
            <text:p>1.920358554</text:p>
          </table:table-cell>
          <table:table-cell table:formula="of:=1/[.A78]" office:value-type="float" office:value="0.0131578947368421">
            <text:p>0.0131578947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formula="of:=SIN([.A79])" office:value-type="float" office:value="0.999520158580731">
            <text:p>0.9995201586</text:p>
          </table:table-cell>
          <table:table-cell table:formula="of:=COS([.A79])" office:value-type="float" office:value="-0.0309750317312165">
            <text:p>-0.0309750317</text:p>
          </table:table-cell>
          <table:table-cell office:value-type="float" office:value="1">
            <text:p>1</text:p>
          </table:table-cell>
          <table:table-cell table:formula="of:=2+RAND()-0.5" office:value-type="float" office:value="1.76707572559826">
            <text:p>1.7670757256</text:p>
          </table:table-cell>
          <table:table-cell table:formula="of:=1/[.A79]" office:value-type="float" office:value="0.012987012987013">
            <text:p>0.012987013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formula="of:=SIN([.A80])" office:value-type="float" office:value="0.513978455987535">
            <text:p>0.513978456</text:p>
          </table:table-cell>
          <table:table-cell table:formula="of:=COS([.A80])" office:value-type="float" office:value="-0.857803093244988">
            <text:p>-0.8578030932</text:p>
          </table:table-cell>
          <table:table-cell office:value-type="float" office:value="1">
            <text:p>1</text:p>
          </table:table-cell>
          <table:table-cell table:formula="of:=2+RAND()-0.5" office:value-type="float" office:value="2.33062416315079">
            <text:p>2.3306241632</text:p>
          </table:table-cell>
          <table:table-cell table:formula="of:=1/[.A80]" office:value-type="float" office:value="0.0128205128205128">
            <text:p>0.0128205128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formula="of:=SIN([.A81])" office:value-type="float" office:value="-0.444112668707508">
            <text:p>-0.4441126687</text:p>
          </table:table-cell>
          <table:table-cell table:formula="of:=COS([.A81])" office:value-type="float" office:value="-0.895970946790963">
            <text:p>-0.8959709468</text:p>
          </table:table-cell>
          <table:table-cell office:value-type="float" office:value="1">
            <text:p>1</text:p>
          </table:table-cell>
          <table:table-cell table:formula="of:=2+RAND()-0.5" office:value-type="float" office:value="2.47919091815129">
            <text:p>2.4791909182</text:p>
          </table:table-cell>
          <table:table-cell table:formula="of:=1/[.A81]" office:value-type="float" office:value="0.0126582278481013">
            <text:p>0.0126582278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formula="of:=SIN([.A82])" office:value-type="float" office:value="-0.993888653923375">
            <text:p>-0.9938886539</text:p>
          </table:table-cell>
          <table:table-cell table:formula="of:=COS([.A82])" office:value-type="float" office:value="-0.110387243839048">
            <text:p>-0.1103872438</text:p>
          </table:table-cell>
          <table:table-cell office:value-type="float" office:value="1">
            <text:p>1</text:p>
          </table:table-cell>
          <table:table-cell table:formula="of:=2+RAND()-0.5" office:value-type="float" office:value="1.55824904004112">
            <text:p>1.55824904</text:p>
          </table:table-cell>
          <table:table-cell table:formula="of:=1/[.A82]" office:value-type="float" office:value="0.0125">
            <text:p>0.0125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formula="of:=SIN([.A83])" office:value-type="float" office:value="-0.629887994274454">
            <text:p>-0.6298879943</text:p>
          </table:table-cell>
          <table:table-cell table:formula="of:=COS([.A83])" office:value-type="float" office:value="0.776685982021631">
            <text:p>0.776685982</text:p>
          </table:table-cell>
          <table:table-cell office:value-type="float" office:value="1">
            <text:p>1</text:p>
          </table:table-cell>
          <table:table-cell table:formula="of:=2+RAND()-0.5" office:value-type="float" office:value="1.94566720933653">
            <text:p>1.9456672093</text:p>
          </table:table-cell>
          <table:table-cell table:formula="of:=1/[.A83]" office:value-type="float" office:value="0.0123456790123457">
            <text:p>0.012345679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formula="of:=SIN([.A84])" office:value-type="float" office:value="0.313228782433085">
            <text:p>0.3132287824</text:p>
          </table:table-cell>
          <table:table-cell table:formula="of:=COS([.A84])" office:value-type="float" office:value="0.949677697882543">
            <text:p>0.9496776979</text:p>
          </table:table-cell>
          <table:table-cell office:value-type="float" office:value="1">
            <text:p>1</text:p>
          </table:table-cell>
          <table:table-cell table:formula="of:=2+RAND()-0.5" office:value-type="float" office:value="1.66133463592269">
            <text:p>1.6613346359</text:p>
          </table:table-cell>
          <table:table-cell table:formula="of:=1/[.A84]" office:value-type="float" office:value="0.0121951219512195">
            <text:p>0.01219512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formula="of:=SIN([.A85])" office:value-type="float" office:value="0.968364461100185">
            <text:p>0.9683644611</text:p>
          </table:table-cell>
          <table:table-cell table:formula="of:=COS([.A85])" office:value-type="float" office:value="0.249540117973338">
            <text:p>0.249540118</text:p>
          </table:table-cell>
          <table:table-cell office:value-type="float" office:value="1">
            <text:p>1</text:p>
          </table:table-cell>
          <table:table-cell table:formula="of:=2+RAND()-0.5" office:value-type="float" office:value="1.76795102097094">
            <text:p>1.767951021</text:p>
          </table:table-cell>
          <table:table-cell table:formula="of:=1/[.A85]" office:value-type="float" office:value="0.0120481927710843">
            <text:p>0.0120481928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formula="of:=SIN([.A86])" office:value-type="float" office:value="0.733190320073292">
            <text:p>0.7331903201</text:p>
          </table:table-cell>
          <table:table-cell table:formula="of:=COS([.A86])" office:value-type="float" office:value="-0.680023495587339">
            <text:p>-0.6800234956</text:p>
          </table:table-cell>
          <table:table-cell office:value-type="float" office:value="1">
            <text:p>1</text:p>
          </table:table-cell>
          <table:table-cell table:formula="of:=2+RAND()-0.5" office:value-type="float" office:value="1.68830988742411">
            <text:p>1.6883098874</text:p>
          </table:table-cell>
          <table:table-cell table:formula="of:=1/[.A86]" office:value-type="float" office:value="0.0119047619047619">
            <text:p>0.0119047619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formula="of:=SIN([.A87])" office:value-type="float" office:value="-0.176075619948587">
            <text:p>-0.1760756199</text:p>
          </table:table-cell>
          <table:table-cell table:formula="of:=COS([.A87])" office:value-type="float" office:value="-0.984376643394042">
            <text:p>-0.9843766434</text:p>
          </table:table-cell>
          <table:table-cell office:value-type="float" office:value="1">
            <text:p>1</text:p>
          </table:table-cell>
          <table:table-cell table:formula="of:=2+RAND()-0.5" office:value-type="float" office:value="2.21694739675149">
            <text:p>2.2169473968</text:p>
          </table:table-cell>
          <table:table-cell table:formula="of:=1/[.A87]" office:value-type="float" office:value="0.0117647058823529">
            <text:p>0.0117647059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formula="of:=SIN([.A88])" office:value-type="float" office:value="-0.92345844700406">
            <text:p>-0.923458447</text:p>
          </table:table-cell>
          <table:table-cell table:formula="of:=COS([.A88])" office:value-type="float" office:value="-0.383698444949742">
            <text:p>-0.3836984449</text:p>
          </table:table-cell>
          <table:table-cell office:value-type="float" office:value="1">
            <text:p>1</text:p>
          </table:table-cell>
          <table:table-cell table:formula="of:=2+RAND()-0.5" office:value-type="float" office:value="2.12351061403751">
            <text:p>2.123510614</text:p>
          </table:table-cell>
          <table:table-cell table:formula="of:=1/[.A88]" office:value-type="float" office:value="0.0116279069767442">
            <text:p>0.01162790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formula="of:=SIN([.A89])" office:value-type="float" office:value="-0.821817836630822">
            <text:p>-0.8218178366</text:p>
          </table:table-cell>
          <table:table-cell table:formula="of:=COS([.A89])" office:value-type="float" office:value="0.569750334265312">
            <text:p>0.5697503343</text:p>
          </table:table-cell>
          <table:table-cell office:value-type="float" office:value="1">
            <text:p>1</text:p>
          </table:table-cell>
          <table:table-cell table:formula="of:=2+RAND()-0.5" office:value-type="float" office:value="2.2134405230172">
            <text:p>2.213440523</text:p>
          </table:table-cell>
          <table:table-cell table:formula="of:=1/[.A89]" office:value-type="float" office:value="0.0114942528735632">
            <text:p>0.0114942529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formula="of:=SIN([.A90])" office:value-type="float" office:value="0.0353983027336607">
            <text:p>0.0353983027</text:p>
          </table:table-cell>
          <table:table-cell table:formula="of:=COS([.A90])" office:value-type="float" office:value="0.999373283695125">
            <text:p>0.9993732837</text:p>
          </table:table-cell>
          <table:table-cell office:value-type="float" office:value="1">
            <text:p>1</text:p>
          </table:table-cell>
          <table:table-cell table:formula="of:=2+RAND()-0.5" office:value-type="float" office:value="1.91948756505735">
            <text:p>1.9194875651</text:p>
          </table:table-cell>
          <table:table-cell table:formula="of:=1/[.A90]" office:value-type="float" office:value="0.0113636363636364">
            <text:p>0.0113636364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formula="of:=SIN([.A91])" office:value-type="float" office:value="0.860069405812453">
            <text:p>0.8600694058</text:p>
          </table:table-cell>
          <table:table-cell table:formula="of:=COS([.A91])" office:value-type="float" office:value="0.510177044941669">
            <text:p>0.5101770449</text:p>
          </table:table-cell>
          <table:table-cell office:value-type="float" office:value="1">
            <text:p>1</text:p>
          </table:table-cell>
          <table:table-cell table:formula="of:=2+RAND()-0.5" office:value-type="float" office:value="2.33887061732821">
            <text:p>2.3388706173</text:p>
          </table:table-cell>
          <table:table-cell table:formula="of:=1/[.A91]" office:value-type="float" office:value="0.0112359550561798">
            <text:p>0.01123595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formula="of:=SIN([.A92])" office:value-type="float" office:value="0.893996663600558">
            <text:p>0.8939966636</text:p>
          </table:table-cell>
          <table:table-cell table:formula="of:=COS([.A92])" office:value-type="float" office:value="-0.44807361612917">
            <text:p>-0.4480736161</text:p>
          </table:table-cell>
          <table:table-cell office:value-type="float" office:value="1">
            <text:p>1</text:p>
          </table:table-cell>
          <table:table-cell table:formula="of:=2+RAND()-0.5" office:value-type="float" office:value="2.2016017048154">
            <text:p>2.2016017048</text:p>
          </table:table-cell>
          <table:table-cell table:formula="of:=1/[.A92]" office:value-type="float" office:value="0.0111111111111111">
            <text:p>0.0111111111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formula="of:=SIN([.A93])" office:value-type="float" office:value="0.105987511751157">
            <text:p>0.1059875118</text:p>
          </table:table-cell>
          <table:table-cell table:formula="of:=COS([.A93])" office:value-type="float" office:value="-0.994367460928202">
            <text:p>-0.9943674609</text:p>
          </table:table-cell>
          <table:table-cell office:value-type="float" office:value="1">
            <text:p>1</text:p>
          </table:table-cell>
          <table:table-cell table:formula="of:=2+RAND()-0.5" office:value-type="float" office:value="2.49447535141371">
            <text:p>2.4944753514</text:p>
          </table:table-cell>
          <table:table-cell table:formula="of:=1/[.A93]" office:value-type="float" office:value="0.010989010989011">
            <text:p>0.010989011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formula="of:=SIN([.A94])" office:value-type="float" office:value="-0.779466069615805">
            <text:p>-0.7794660696</text:p>
          </table:table-cell>
          <table:table-cell table:formula="of:=COS([.A94])" office:value-type="float" office:value="-0.626444447910339">
            <text:p>-0.6264444479</text:p>
          </table:table-cell>
          <table:table-cell office:value-type="float" office:value="1">
            <text:p>1</text:p>
          </table:table-cell>
          <table:table-cell table:formula="of:=2+RAND()-0.5" office:value-type="float" office:value="1.82837676559575">
            <text:p>1.8283767656</text:p>
          </table:table-cell>
          <table:table-cell table:formula="of:=1/[.A94]" office:value-type="float" office:value="0.0108695652173913">
            <text:p>0.010869565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formula="of:=SIN([.A95])" office:value-type="float" office:value="-0.948282141269947">
            <text:p>-0.9482821413</text:p>
          </table:table-cell>
          <table:table-cell table:formula="of:=COS([.A95])" office:value-type="float" office:value="0.317428701519702">
            <text:p>0.3174287015</text:p>
          </table:table-cell>
          <table:table-cell office:value-type="float" office:value="1">
            <text:p>1</text:p>
          </table:table-cell>
          <table:table-cell table:formula="of:=2+RAND()-0.5" office:value-type="float" office:value="1.68928782176226">
            <text:p>1.6892878218</text:p>
          </table:table-cell>
          <table:table-cell table:formula="of:=1/[.A95]" office:value-type="float" office:value="0.010752688172043">
            <text:p>0.0107526882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formula="of:=SIN([.A96])" office:value-type="float" office:value="-0.245251985467654">
            <text:p>-0.2452519855</text:p>
          </table:table-cell>
          <table:table-cell table:formula="of:=COS([.A96])" office:value-type="float" office:value="0.969459366669988">
            <text:p>0.9694593667</text:p>
          </table:table-cell>
          <table:table-cell office:value-type="float" office:value="1">
            <text:p>1</text:p>
          </table:table-cell>
          <table:table-cell table:formula="of:=2+RAND()-0.5" office:value-type="float" office:value="2.33921564766206">
            <text:p>2.3392156477</text:p>
          </table:table-cell>
          <table:table-cell table:formula="of:=1/[.A96]" office:value-type="float" office:value="0.0106382978723404">
            <text:p>0.010638297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formula="of:=SIN([.A97])" office:value-type="float" office:value="0.683261714736121">
            <text:p>0.6832617147</text:p>
          </table:table-cell>
          <table:table-cell table:formula="of:=COS([.A97])" office:value-type="float" office:value="0.73017356099482">
            <text:p>0.730173561</text:p>
          </table:table-cell>
          <table:table-cell office:value-type="float" office:value="1">
            <text:p>1</text:p>
          </table:table-cell>
          <table:table-cell table:formula="of:=2+RAND()-0.5" office:value-type="float" office:value="1.74193708761595">
            <text:p>1.7419370876</text:p>
          </table:table-cell>
          <table:table-cell table:formula="of:=1/[.A97]" office:value-type="float" office:value="0.0105263157894737">
            <text:p>0.0105263158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formula="of:=SIN([.A98])" office:value-type="float" office:value="0.983587745434345">
            <text:p>0.9835877454</text:p>
          </table:table-cell>
          <table:table-cell table:formula="of:=COS([.A98])" office:value-type="float" office:value="-0.180430449291084">
            <text:p>-0.1804304493</text:p>
          </table:table-cell>
          <table:table-cell office:value-type="float" office:value="1">
            <text:p>1</text:p>
          </table:table-cell>
          <table:table-cell table:formula="of:=2+RAND()-0.5" office:value-type="float" office:value="2.21769636403769">
            <text:p>2.217696364</text:p>
          </table:table-cell>
          <table:table-cell table:formula="of:=1/[.A98]" office:value-type="float" office:value="0.0104166666666667">
            <text:p>0.0104166667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formula="of:=SIN([.A99])" office:value-type="float" office:value="0.379607739027522">
            <text:p>0.379607739</text:p>
          </table:table-cell>
          <table:table-cell table:formula="of:=COS([.A99])" office:value-type="float" office:value="-0.925147536596414">
            <text:p>-0.9251475366</text:p>
          </table:table-cell>
          <table:table-cell office:value-type="float" office:value="1">
            <text:p>1</text:p>
          </table:table-cell>
          <table:table-cell table:formula="of:=2+RAND()-0.5" office:value-type="float" office:value="1.58554830076173">
            <text:p>1.5855483008</text:p>
          </table:table-cell>
          <table:table-cell table:formula="of:=1/[.A99]" office:value-type="float" office:value="0.0103092783505155">
            <text:p>0.0103092784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formula="of:=SIN([.A100])" office:value-type="float" office:value="-0.573381871990423">
            <text:p>-0.573381872</text:p>
          </table:table-cell>
          <table:table-cell table:formula="of:=COS([.A100])" office:value-type="float" office:value="-0.819288245291459">
            <text:p>-0.8192882453</text:p>
          </table:table-cell>
          <table:table-cell office:value-type="float" office:value="1">
            <text:p>1</text:p>
          </table:table-cell>
          <table:table-cell table:formula="of:=2+RAND()-0.5" office:value-type="float" office:value="2.09031426580623">
            <text:p>2.0903142658</text:p>
          </table:table-cell>
          <table:table-cell table:formula="of:=1/[.A100]" office:value-type="float" office:value="0.0102040816326531">
            <text:p>0.0102040816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formula="of:=SIN([.A101])" office:value-type="float" office:value="-0.999206834186354">
            <text:p>-0.9992068342</text:p>
          </table:table-cell>
          <table:table-cell table:formula="of:=COS([.A101])" office:value-type="float" office:value="0.0398208803931389">
            <text:p>0.0398208804</text:p>
          </table:table-cell>
          <table:table-cell office:value-type="float" office:value="1">
            <text:p>1</text:p>
          </table:table-cell>
          <table:table-cell table:formula="of:=2+RAND()-0.5" office:value-type="float" office:value="1.73822911013849">
            <text:p>1.7382291101</text:p>
          </table:table-cell>
          <table:table-cell table:formula="of:=1/[.A101]" office:value-type="float" office:value="0.0101010101010101">
            <text:p>0.010101010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f:=SIN([.A102])" office:value-type="float" office:value="-0.506365641109759">
            <text:p>-0.5063656411</text:p>
          </table:table-cell>
          <table:table-cell table:formula="of:=COS([.A102])" office:value-type="float" office:value="0.862318872287684">
            <text:p>0.8623188723</text:p>
          </table:table-cell>
          <table:table-cell office:value-type="float" office:value="1">
            <text:p>1</text:p>
          </table:table-cell>
          <table:table-cell table:formula="of:=2+RAND()-0.5" office:value-type="float" office:value="1.88109375513159">
            <text:p>1.8810937551</text:p>
          </table:table-cell>
          <table:table-cell table:formula="of:=1/[.A102]" office:value-type="float" office:value="0.01">
            <text:p>0.01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formula="of:=SIN([.A103])" office:value-type="float" office:value="0.452025787178351">
            <text:p>0.4520257872</text:p>
          </table:table-cell>
          <table:table-cell table:formula="of:=COS([.A103])" office:value-type="float" office:value="0.89200486978816">
            <text:p>0.8920048698</text:p>
          </table:table-cell>
          <table:table-cell office:value-type="float" office:value="0">
            <text:p>0</text:p>
          </table:table-cell>
          <table:table-cell table:formula="of:=2+RAND()-0.5" office:value-type="float" office:value="2.44937193463556">
            <text:p>2.4493719346</text:p>
          </table:table-cell>
          <table:table-cell table:formula="of:=1/[.A103]" office:value-type="float" office:value="0.0099009900990099">
            <text:p>0.0099009901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formula="of:=SIN([.A104])" office:value-type="float" office:value="0.994826791358406">
            <text:p>0.9948267914</text:p>
          </table:table-cell>
          <table:table-cell table:formula="of:=COS([.A104])" office:value-type="float" office:value="0.101585703696621">
            <text:p>0.1015857037</text:p>
          </table:table-cell>
          <table:table-cell office:value-type="float" office:value="0">
            <text:p>0</text:p>
          </table:table-cell>
          <table:table-cell table:formula="of:=2+RAND()-0.5" office:value-type="float" office:value="2.20082089398056">
            <text:p>2.200820894</text:p>
          </table:table-cell>
          <table:table-cell table:formula="of:=1/[.A104]" office:value-type="float" office:value="0.00980392156862745">
            <text:p>0.0098039216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formula="of:=SIN([.A105])" office:value-type="float" office:value="0.622988631442349">
            <text:p>0.6229886314</text:p>
          </table:table-cell>
          <table:table-cell table:formula="of:=COS([.A105])" office:value-type="float" office:value="-0.782230889887116">
            <text:p>-0.7822308899</text:p>
          </table:table-cell>
          <table:table-cell office:value-type="float" office:value="0">
            <text:p>0</text:p>
          </table:table-cell>
          <table:table-cell table:formula="of:=2+RAND()-0.5" office:value-type="float" office:value="2.36120755132288">
            <text:p>2.3612075513</text:p>
          </table:table-cell>
          <table:table-cell table:formula="of:=1/[.A105]" office:value-type="float" office:value="0.00970873786407767">
            <text:p>0.0097087379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formula="of:=SIN([.A106])" office:value-type="float" office:value="-0.321622403162531">
            <text:p>-0.3216224032</text:p>
          </table:table-cell>
          <table:table-cell table:formula="of:=COS([.A106])" office:value-type="float" office:value="-0.946868010751212">
            <text:p>-0.9468680108</text:p>
          </table:table-cell>
          <table:table-cell office:value-type="float" office:value="0">
            <text:p>0</text:p>
          </table:table-cell>
          <table:table-cell table:formula="of:=2+RAND()-0.5" office:value-type="float" office:value="2.19952444755472">
            <text:p>2.1995244476</text:p>
          </table:table-cell>
          <table:table-cell table:formula="of:=1/[.A106]" office:value-type="float" office:value="0.00961538461538462">
            <text:p>0.009615384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formula="of:=SIN([.A107])" office:value-type="float" office:value="-0.970535283537485">
            <text:p>-0.9705352835</text:p>
          </table:table-cell>
          <table:table-cell table:formula="of:=COS([.A107])" office:value-type="float" office:value="-0.240959049236201">
            <text:p>-0.2409590492</text:p>
          </table:table-cell>
          <table:table-cell office:value-type="float" office:value="0">
            <text:p>0</text:p>
          </table:table-cell>
          <table:table-cell table:formula="of:=2+RAND()-0.5" office:value-type="float" office:value="2.28264721808955">
            <text:p>2.2826472181</text:p>
          </table:table-cell>
          <table:table-cell table:formula="of:=1/[.A107]" office:value-type="float" office:value="0.00952380952380952">
            <text:p>0.0095238095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formula="of:=SIN([.A108])" office:value-type="float" office:value="-0.727142500080853">
            <text:p>-0.7271425001</text:p>
          </table:table-cell>
          <table:table-cell table:formula="of:=COS([.A108])" office:value-type="float" office:value="0.686486550906984">
            <text:p>0.6864865509</text:p>
          </table:table-cell>
          <table:table-cell office:value-type="float" office:value="0">
            <text:p>0</text:p>
          </table:table-cell>
          <table:table-cell table:formula="of:=2+RAND()-0.5" office:value-type="float" office:value="2.21653841552325">
            <text:p>2.2165384155</text:p>
          </table:table-cell>
          <table:table-cell table:formula="of:=1/[.A108]" office:value-type="float" office:value="0.00943396226415094">
            <text:p>0.0094339623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formula="of:=SIN([.A109])" office:value-type="float" office:value="0.184781744560667">
            <text:p>0.1847817446</text:p>
          </table:table-cell>
          <table:table-cell table:formula="of:=COS([.A109])" office:value-type="float" office:value="0.982779582041221">
            <text:p>0.982779582</text:p>
          </table:table-cell>
          <table:table-cell office:value-type="float" office:value="0">
            <text:p>0</text:p>
          </table:table-cell>
          <table:table-cell table:formula="of:=2+RAND()-0.5" office:value-type="float" office:value="1.72516201296821">
            <text:p>1.725162013</text:p>
          </table:table-cell>
          <table:table-cell table:formula="of:=1/[.A109]" office:value-type="float" office:value="0.00934579439252336">
            <text:p>0.0093457944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formula="of:=SIN([.A110])" office:value-type="float" office:value="0.926818505417785">
            <text:p>0.9268185054</text:p>
          </table:table-cell>
          <table:table-cell table:formula="of:=COS([.A110])" office:value-type="float" office:value="0.375509597767012">
            <text:p>0.3755095978</text:p>
          </table:table-cell>
          <table:table-cell office:value-type="float" office:value="0">
            <text:p>0</text:p>
          </table:table-cell>
          <table:table-cell table:formula="of:=2+RAND()-0.5" office:value-type="float" office:value="2.33763641724363">
            <text:p>2.3376364172</text:p>
          </table:table-cell>
          <table:table-cell table:formula="of:=1/[.A110]" office:value-type="float" office:value="0.00925925925925926">
            <text:p>0.0092592593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formula="of:=SIN([.A111])" office:value-type="float" office:value="0.816742606636317">
            <text:p>0.8167426066</text:p>
          </table:table-cell>
          <table:table-cell table:formula="of:=COS([.A111])" office:value-type="float" office:value="-0.577002178942952">
            <text:p>-0.5770021789</text:p>
          </table:table-cell>
          <table:table-cell office:value-type="float" office:value="0">
            <text:p>0</text:p>
          </table:table-cell>
          <table:table-cell table:formula="of:=2+RAND()-0.5" office:value-type="float" office:value="1.68941210326739">
            <text:p>1.6894121033</text:p>
          </table:table-cell>
          <table:table-cell table:formula="of:=1/[.A111]" office:value-type="float" office:value="0.0091743119266055">
            <text:p>0.0091743119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formula="of:=SIN([.A112])" office:value-type="float" office:value="-0.044242678085071">
            <text:p>-0.0442426781</text:p>
          </table:table-cell>
          <table:table-cell table:formula="of:=COS([.A112])" office:value-type="float" office:value="-0.999020813314648">
            <text:p>-0.9990208133</text:p>
          </table:table-cell>
          <table:table-cell office:value-type="float" office:value="0">
            <text:p>0</text:p>
          </table:table-cell>
          <table:table-cell table:formula="of:=2+RAND()-0.5" office:value-type="float" office:value="1.94163480121642">
            <text:p>1.9416348012</text:p>
          </table:table-cell>
          <table:table-cell table:formula="of:=1/[.A112]" office:value-type="float" office:value="0.00909090909090909">
            <text:p>0.0090909091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formula="of:=SIN([.A113])" office:value-type="float" office:value="-0.864551448610608">
            <text:p>-0.8645514486</text:p>
          </table:table-cell>
          <table:table-cell table:formula="of:=COS([.A113])" office:value-type="float" office:value="-0.502544319145385">
            <text:p>-0.5025443191</text:p>
          </table:table-cell>
          <table:table-cell office:value-type="float" office:value="0">
            <text:p>0</text:p>
          </table:table-cell>
          <table:table-cell table:formula="of:=2+RAND()-0.5" office:value-type="float" office:value="1.95481099653989">
            <text:p>1.9548109965</text:p>
          </table:table-cell>
          <table:table-cell table:formula="of:=1/[.A113]" office:value-type="float" office:value="0.00900900900900901">
            <text:p>0.009009009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formula="of:=SIN([.A114])" office:value-type="float" office:value="-0.889995604366833">
            <text:p>-0.8899956044</text:p>
          </table:table-cell>
          <table:table-cell table:formula="of:=COS([.A114])" office:value-type="float" office:value="0.455969104444276">
            <text:p>0.4559691044</text:p>
          </table:table-cell>
          <table:table-cell office:value-type="float" office:value="0">
            <text:p>0</text:p>
          </table:table-cell>
          <table:table-cell table:formula="of:=2+RAND()-0.5" office:value-type="float" office:value="1.67874619783834">
            <text:p>1.6787461978</text:p>
          </table:table-cell>
          <table:table-cell table:formula="of:=1/[.A114]" office:value-type="float" office:value="0.00892857142857143">
            <text:p>0.0089285714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formula="of:=SIN([.A115])" office:value-type="float" office:value="-0.097181905893209">
            <text:p>-0.0971819059</text:p>
          </table:table-cell>
          <table:table-cell table:formula="of:=COS([.A115])" office:value-type="float" office:value="0.995266636217131">
            <text:p>0.9952666362</text:p>
          </table:table-cell>
          <table:table-cell office:value-type="float" office:value="0">
            <text:p>0</text:p>
          </table:table-cell>
          <table:table-cell table:formula="of:=2+RAND()-0.5" office:value-type="float" office:value="2.29043524945155">
            <text:p>2.2904352495</text:p>
          </table:table-cell>
          <table:table-cell table:formula="of:=1/[.A115]" office:value-type="float" office:value="0.00884955752212389">
            <text:p>0.0088495575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formula="of:=SIN([.A116])" office:value-type="float" office:value="0.78498038868131">
            <text:p>0.7849803887</text:p>
          </table:table-cell>
          <table:table-cell table:formula="of:=COS([.A116])" office:value-type="float" office:value="0.61952061255921">
            <text:p>0.6195206126</text:p>
          </table:table-cell>
          <table:table-cell office:value-type="float" office:value="0">
            <text:p>0</text:p>
          </table:table-cell>
          <table:table-cell table:formula="of:=2+RAND()-0.5" office:value-type="float" office:value="1.661945306696">
            <text:p>1.6619453067</text:p>
          </table:table-cell>
          <table:table-cell table:formula="of:=1/[.A116]" office:value-type="float" office:value="0.0087719298245614">
            <text:p>0.0087719298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formula="of:=SIN([.A117])" office:value-type="float" office:value="0.94543533402477">
            <text:p>0.945435334</text:p>
          </table:table-cell>
          <table:table-cell table:formula="of:=COS([.A117])" office:value-type="float" office:value="-0.325809805219964">
            <text:p>-0.3258098052</text:p>
          </table:table-cell>
          <table:table-cell office:value-type="float" office:value="0">
            <text:p>0</text:p>
          </table:table-cell>
          <table:table-cell table:formula="of:=2+RAND()-0.5" office:value-type="float" office:value="1.9081811576616">
            <text:p>1.9081811577</text:p>
          </table:table-cell>
          <table:table-cell table:formula="of:=1/[.A117]" office:value-type="float" office:value="0.00869565217391304">
            <text:p>0.0086956522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formula="of:=SIN([.A118])" office:value-type="float" office:value="0.236661393364286">
            <text:p>0.2366613934</text:p>
          </table:table-cell>
          <table:table-cell table:formula="of:=COS([.A118])" office:value-type="float" office:value="-0.971592190628802">
            <text:p>-0.9715921906</text:p>
          </table:table-cell>
          <table:table-cell office:value-type="float" office:value="0">
            <text:p>0</text:p>
          </table:table-cell>
          <table:table-cell table:formula="of:=2+RAND()-0.5" office:value-type="float" office:value="2.3055963634979">
            <text:p>2.3055963635</text:p>
          </table:table-cell>
          <table:table-cell table:formula="of:=1/[.A118]" office:value-type="float" office:value="0.00862068965517241">
            <text:p>0.0086206897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formula="of:=SIN([.A119])" office:value-type="float" office:value="-0.689697940935389">
            <text:p>-0.6896979409</text:p>
          </table:table-cell>
          <table:table-cell table:formula="of:=COS([.A119])" office:value-type="float" office:value="-0.724097196700474">
            <text:p>-0.7240971967</text:p>
          </table:table-cell>
          <table:table-cell office:value-type="float" office:value="0">
            <text:p>0</text:p>
          </table:table-cell>
          <table:table-cell table:formula="of:=2+RAND()-0.5" office:value-type="float" office:value="2.21272964728996">
            <text:p>2.2127296473</text:p>
          </table:table-cell>
          <table:table-cell table:formula="of:=1/[.A119]" office:value-type="float" office:value="0.00854700854700855">
            <text:p>0.0085470085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formula="of:=SIN([.A120])" office:value-type="float" office:value="-0.981952169044084">
            <text:p>-0.981952169</text:p>
          </table:table-cell>
          <table:table-cell table:formula="of:=COS([.A120])" office:value-type="float" office:value="0.189129420528958">
            <text:p>0.1891294205</text:p>
          </table:table-cell>
          <table:table-cell office:value-type="float" office:value="0">
            <text:p>0</text:p>
          </table:table-cell>
          <table:table-cell table:formula="of:=2+RAND()-0.5" office:value-type="float" office:value="2.29584327992052">
            <text:p>2.2958432799</text:p>
          </table:table-cell>
          <table:table-cell table:formula="of:=1/[.A120]" office:value-type="float" office:value="0.00847457627118644">
            <text:p>0.0084745763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formula="of:=SIN([.A121])" office:value-type="float" office:value="-0.37140410143809">
            <text:p>-0.3714041014</text:p>
          </table:table-cell>
          <table:table-cell table:formula="of:=COS([.A121])" office:value-type="float" office:value="0.928471320739076">
            <text:p>0.9284713207</text:p>
          </table:table-cell>
          <table:table-cell office:value-type="float" office:value="0">
            <text:p>0</text:p>
          </table:table-cell>
          <table:table-cell table:formula="of:=2+RAND()-0.5" office:value-type="float" office:value="1.72634004428983">
            <text:p>1.7263400443</text:p>
          </table:table-cell>
          <table:table-cell table:formula="of:=1/[.A121]" office:value-type="float" office:value="0.00840336134453782">
            <text:p>0.008403361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formula="of:=SIN([.A122])" office:value-type="float" office:value="0.580611184212314">
            <text:p>0.5806111842</text:p>
          </table:table-cell>
          <table:table-cell table:formula="of:=COS([.A122])" office:value-type="float" office:value="0.814180970526562">
            <text:p>0.8141809705</text:p>
          </table:table-cell>
          <table:table-cell office:value-type="float" office:value="0">
            <text:p>0</text:p>
          </table:table-cell>
          <table:table-cell table:formula="of:=2+RAND()-0.5" office:value-type="float" office:value="1.83756214939058">
            <text:p>1.8375621494</text:p>
          </table:table-cell>
          <table:table-cell table:formula="of:=1/[.A122]" office:value-type="float" office:value="0.00833333333333333">
            <text:p>0.0083333333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formula="of:=SIN([.A123])" office:value-type="float" office:value="0.998815224723579">
            <text:p>0.9988152247</text:p>
          </table:table-cell>
          <table:table-cell table:formula="of:=COS([.A123])" office:value-type="float" office:value="-0.0486636092001539">
            <text:p>-0.0486636092</text:p>
          </table:table-cell>
          <table:table-cell office:value-type="float" office:value="0">
            <text:p>0</text:p>
          </table:table-cell>
          <table:table-cell table:formula="of:=2+RAND()-0.5" office:value-type="float" office:value="1.9281105925329">
            <text:p>1.9281105925</text:p>
          </table:table-cell>
          <table:table-cell table:formula="of:=1/[.A123]" office:value-type="float" office:value="0.00826446280991736">
            <text:p>0.0082644628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formula="of:=SIN([.A124])" office:value-type="float" office:value="0.498713153896394">
            <text:p>0.4987131539</text:p>
          </table:table-cell>
          <table:table-cell table:formula="of:=COS([.A124])" office:value-type="float" office:value="-0.86676709105198">
            <text:p>-0.8667670911</text:p>
          </table:table-cell>
          <table:table-cell office:value-type="float" office:value="0">
            <text:p>0</text:p>
          </table:table-cell>
          <table:table-cell table:formula="of:=2+RAND()-0.5" office:value-type="float" office:value="2.39234215556644">
            <text:p>2.3923421556</text:p>
          </table:table-cell>
          <table:table-cell table:formula="of:=1/[.A124]" office:value-type="float" office:value="0.00819672131147541">
            <text:p>0.0081967213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table:formula="of:=SIN([.A125])" office:value-type="float" office:value="-0.459903490689591">
            <text:p>-0.4599034907</text:p>
          </table:table-cell>
          <table:table-cell table:formula="of:=COS([.A125])" office:value-type="float" office:value="-0.887968906691855">
            <text:p>-0.8879689067</text:p>
          </table:table-cell>
          <table:table-cell office:value-type="float" office:value="0">
            <text:p>0</text:p>
          </table:table-cell>
          <table:table-cell table:formula="of:=2+RAND()-0.5" office:value-type="float" office:value="2.24878198700026">
            <text:p>2.248781987</text:p>
          </table:table-cell>
          <table:table-cell table:formula="of:=1/[.A125]" office:value-type="float" office:value="0.00813008130081301">
            <text:p>0.0081300813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table:formula="of:=SIN([.A126])" office:value-type="float" office:value="-0.995686986889179">
            <text:p>-0.9956869869</text:p>
          </table:table-cell>
          <table:table-cell table:formula="of:=COS([.A126])" office:value-type="float" office:value="-0.0927762045976609">
            <text:p>-0.0927762046</text:p>
          </table:table-cell>
          <table:table-cell office:value-type="float" office:value="0">
            <text:p>0</text:p>
          </table:table-cell>
          <table:table-cell table:formula="of:=2+RAND()-0.5" office:value-type="float" office:value="2.46650076820515">
            <text:p>2.4665007682</text:p>
          </table:table-cell>
          <table:table-cell table:formula="of:=1/[.A126]" office:value-type="float" office:value="0.00806451612903226">
            <text:p>0.0080645161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formula="of:=SIN([.A127])" office:value-type="float" office:value="-0.616040459188656">
            <text:p>-0.6160404592</text:p>
          </table:table-cell>
          <table:table-cell table:formula="of:=COS([.A127])" office:value-type="float" office:value="0.787714512144235">
            <text:p>0.7877145121</text:p>
          </table:table-cell>
          <table:table-cell office:value-type="float" office:value="0">
            <text:p>0</text:p>
          </table:table-cell>
          <table:table-cell table:formula="of:=2+RAND()-0.5" office:value-type="float" office:value="1.9358549695462">
            <text:p>1.9358549695</text:p>
          </table:table-cell>
          <table:table-cell table:formula="of:=1/[.A127]" office:value-type="float" office:value="0.008">
            <text:p>0.008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formula="of:=SIN([.A128])" office:value-type="float" office:value="0.329990825673782">
            <text:p>0.3299908257</text:p>
          </table:table-cell>
          <table:table-cell table:formula="of:=COS([.A128])" office:value-type="float" office:value="0.943984139152314">
            <text:p>0.9439841392</text:p>
          </table:table-cell>
          <table:table-cell office:value-type="float" office:value="0">
            <text:p>0</text:p>
          </table:table-cell>
          <table:table-cell table:formula="of:=2+RAND()-0.5" office:value-type="float" office:value="2.2794255844783">
            <text:p>2.2794255845</text:p>
          </table:table-cell>
          <table:table-cell table:formula="of:=1/[.A128]" office:value-type="float" office:value="0.00793650793650794">
            <text:p>0.0079365079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table:formula="of:=SIN([.A129])" office:value-type="float" office:value="0.972630067242408">
            <text:p>0.9726300672</text:p>
          </table:table-cell>
          <table:table-cell table:formula="of:=COS([.A129])" office:value-type="float" office:value="0.232359102029658">
            <text:p>0.232359102</text:p>
          </table:table-cell>
          <table:table-cell office:value-type="float" office:value="0">
            <text:p>0</text:p>
          </table:table-cell>
          <table:table-cell table:formula="of:=2+RAND()-0.5" office:value-type="float" office:value="2.00984721723944">
            <text:p>2.0098472172</text:p>
          </table:table-cell>
          <table:table-cell table:formula="of:=1/[.A129]" office:value-type="float" office:value="0.0078740157480315">
            <text:p>0.0078740157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formula="of:=SIN([.A130])" office:value-type="float" office:value="0.721037710501732">
            <text:p>0.7210377105</text:p>
          </table:table-cell>
          <table:table-cell table:formula="of:=COS([.A130])" office:value-type="float" office:value="-0.692895821920165">
            <text:p>-0.6928958219</text:p>
          </table:table-cell>
          <table:table-cell office:value-type="float" office:value="0">
            <text:p>0</text:p>
          </table:table-cell>
          <table:table-cell table:formula="of:=2+RAND()-0.5" office:value-type="float" office:value="2.06950049940497">
            <text:p>2.0695004994</text:p>
          </table:table-cell>
          <table:table-cell table:formula="of:=1/[.A130]" office:value-type="float" office:value="0.0078125">
            <text:p>0.0078125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table:formula="of:=SIN([.A131])" office:value-type="float" office:value="-0.193473392038468">
            <text:p>-0.193473392</text:p>
          </table:table-cell>
          <table:table-cell table:formula="of:=COS([.A131])" office:value-type="float" office:value="-0.981105522649388">
            <text:p>-0.9811055226</text:p>
          </table:table-cell>
          <table:table-cell office:value-type="float" office:value="0">
            <text:p>0</text:p>
          </table:table-cell>
          <table:table-cell table:formula="of:=2+RAND()-0.5" office:value-type="float" office:value="1.59417484980077">
            <text:p>1.5941748498</text:p>
          </table:table-cell>
          <table:table-cell table:formula="of:=1/[.A131]" office:value-type="float" office:value="0.00775193798449612">
            <text:p>0.007751938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table:formula="of:=SIN([.A132])" office:value-type="float" office:value="-0.930105950186762">
            <text:p>-0.9301059502</text:p>
          </table:table-cell>
          <table:table-cell table:formula="of:=COS([.A132])" office:value-type="float" office:value="-0.367291330454696">
            <text:p>-0.3672913305</text:p>
          </table:table-cell>
          <table:table-cell office:value-type="float" office:value="0">
            <text:p>0</text:p>
          </table:table-cell>
          <table:table-cell table:formula="of:=2+RAND()-0.5" office:value-type="float" office:value="1.93200249969959">
            <text:p>1.9320024997</text:p>
          </table:table-cell>
          <table:table-cell table:formula="of:=1/[.A132]" office:value-type="float" office:value="0.00769230769230769">
            <text:p>0.0076923077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table:formula="of:=SIN([.A133])" office:value-type="float" office:value="-0.8116033871367">
            <text:p>-0.8116033871</text:p>
          </table:table-cell>
          <table:table-cell table:formula="of:=COS([.A133])" office:value-type="float" office:value="0.584208817109289">
            <text:p>0.5842088171</text:p>
          </table:table-cell>
          <table:table-cell office:value-type="float" office:value="0">
            <text:p>0</text:p>
          </table:table-cell>
          <table:table-cell table:formula="of:=2+RAND()-0.5" office:value-type="float" office:value="2.22296810895205">
            <text:p>2.222968109</text:p>
          </table:table-cell>
          <table:table-cell table:formula="of:=1/[.A133]" office:value-type="float" office:value="0.00763358778625954">
            <text:p>0.007633587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table:formula="of:=SIN([.A134])" office:value-type="float" office:value="0.0530835871460582">
            <text:p>0.0530835871</text:p>
          </table:table-cell>
          <table:table-cell table:formula="of:=COS([.A134])" office:value-type="float" office:value="0.998590072439991">
            <text:p>0.9985900724</text:p>
          </table:table-cell>
          <table:table-cell office:value-type="float" office:value="0">
            <text:p>0</text:p>
          </table:table-cell>
          <table:table-cell table:formula="of:=2+RAND()-0.5" office:value-type="float" office:value="1.57567077805288">
            <text:p>1.5756707781</text:p>
          </table:table-cell>
          <table:table-cell table:formula="of:=1/[.A134]" office:value-type="float" office:value="0.00757575757575758">
            <text:p>0.007575757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table:formula="of:=SIN([.A135])" office:value-type="float" office:value="0.868965756214236">
            <text:p>0.8689657562</text:p>
          </table:table-cell>
          <table:table-cell table:formula="of:=COS([.A135])" office:value-type="float" office:value="0.49487222040343">
            <text:p>0.4948722204</text:p>
          </table:table-cell>
          <table:table-cell office:value-type="float" office:value="0">
            <text:p>0</text:p>
          </table:table-cell>
          <table:table-cell table:formula="of:=2+RAND()-0.5" office:value-type="float" office:value="2.14216276397929">
            <text:p>2.142162764</text:p>
          </table:table-cell>
          <table:table-cell table:formula="of:=1/[.A135]" office:value-type="float" office:value="0.0075187969924812">
            <text:p>0.007518797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table:formula="of:=SIN([.A136])" office:value-type="float" office:value="0.885924816459948">
            <text:p>0.8859248165</text:p>
          </table:table-cell>
          <table:table-cell table:formula="of:=COS([.A136])" office:value-type="float" office:value="-0.463828868851872">
            <text:p>-0.4638288689</text:p>
          </table:table-cell>
          <table:table-cell office:value-type="float" office:value="0">
            <text:p>0</text:p>
          </table:table-cell>
          <table:table-cell table:formula="of:=2+RAND()-0.5" office:value-type="float" office:value="1.94093040539883">
            <text:p>1.9409304054</text:p>
          </table:table-cell>
          <table:table-cell table:formula="of:=1/[.A136]" office:value-type="float" office:value="0.00746268656716418">
            <text:p>0.0074626866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table:formula="of:=SIN([.A137])" office:value-type="float" office:value="0.0883686861040014">
            <text:p>0.0883686861</text:p>
          </table:table-cell>
          <table:table-cell table:formula="of:=COS([.A137])" office:value-type="float" office:value="-0.996087835141185">
            <text:p>-0.9960878351</text:p>
          </table:table-cell>
          <table:table-cell office:value-type="float" office:value="0">
            <text:p>0</text:p>
          </table:table-cell>
          <table:table-cell table:formula="of:=2+RAND()-0.5" office:value-type="float" office:value="1.71547753550112">
            <text:p>1.7154775355</text:p>
          </table:table-cell>
          <table:table-cell table:formula="of:=1/[.A137]" office:value-type="float" office:value="0.00740740740740741">
            <text:p>0.0074074074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table:formula="of:=SIN([.A138])" office:value-type="float" office:value="-0.790433206722889">
            <text:p>-0.7904332067</text:p>
          </table:table-cell>
          <table:table-cell table:formula="of:=COS([.A138])" office:value-type="float" office:value="-0.6125482394961">
            <text:p>-0.6125482395</text:p>
          </table:table-cell>
          <table:table-cell office:value-type="float" office:value="0">
            <text:p>0</text:p>
          </table:table-cell>
          <table:table-cell table:formula="of:=2+RAND()-0.5" office:value-type="float" office:value="1.93274083943106">
            <text:p>1.9327408394</text:p>
          </table:table-cell>
          <table:table-cell table:formula="of:=1/[.A138]" office:value-type="float" office:value="0.00735294117647059">
            <text:p>0.0073529412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table:formula="of:=SIN([.A139])" office:value-type="float" office:value="-0.942514454558251">
            <text:p>-0.9425144546</text:p>
          </table:table-cell>
          <table:table-cell table:formula="of:=COS([.A139])" office:value-type="float" office:value="0.334165382630761">
            <text:p>0.3341653826</text:p>
          </table:table-cell>
          <table:table-cell office:value-type="float" office:value="0">
            <text:p>0</text:p>
          </table:table-cell>
          <table:table-cell table:formula="of:=2+RAND()-0.5" office:value-type="float" office:value="2.36786434287205">
            <text:p>2.3678643429</text:p>
          </table:table-cell>
          <table:table-cell table:formula="of:=1/[.A139]" office:value-type="float" office:value="0.0072992700729927">
            <text:p>0.0072992701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table:formula="of:=SIN([.A140])" office:value-type="float" office:value="-0.228052259500861">
            <text:p>-0.2280522595</text:p>
          </table:table-cell>
          <table:table-cell table:formula="of:=COS([.A140])" office:value-type="float" office:value="0.973648893049518">
            <text:p>0.973648893</text:p>
          </table:table-cell>
          <table:table-cell office:value-type="float" office:value="0">
            <text:p>0</text:p>
          </table:table-cell>
          <table:table-cell table:formula="of:=2+RAND()-0.5" office:value-type="float" office:value="2.47010904643685">
            <text:p>2.4701090464</text:p>
          </table:table-cell>
          <table:table-cell table:formula="of:=1/[.A140]" office:value-type="float" office:value="0.0072463768115942">
            <text:p>0.0072463768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table:formula="of:=SIN([.A141])" office:value-type="float" office:value="0.696080131224742">
            <text:p>0.6960801312</text:p>
          </table:table-cell>
          <table:table-cell table:formula="of:=COS([.A141])" office:value-type="float" office:value="0.717964101410472">
            <text:p>0.7179641014</text:p>
          </table:table-cell>
          <table:table-cell office:value-type="float" office:value="0">
            <text:p>0</text:p>
          </table:table-cell>
          <table:table-cell table:formula="of:=2+RAND()-0.5" office:value-type="float" office:value="2.47278687590733">
            <text:p>2.4727868759</text:p>
          </table:table-cell>
          <table:table-cell table:formula="of:=1/[.A141]" office:value-type="float" office:value="0.00719424460431655">
            <text:p>0.007194244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table:formula="of:=SIN([.A142])" office:value-type="float" office:value="0.980239659440312">
            <text:p>0.9802396594</text:p>
          </table:table-cell>
          <table:table-cell table:formula="of:=COS([.A142])" office:value-type="float" office:value="-0.197813574004268">
            <text:p>-0.197813574</text:p>
          </table:table-cell>
          <table:table-cell office:value-type="float" office:value="0">
            <text:p>0</text:p>
          </table:table-cell>
          <table:table-cell table:formula="of:=2+RAND()-0.5" office:value-type="float" office:value="1.94622340821661">
            <text:p>1.9462234082</text:p>
          </table:table-cell>
          <table:table-cell table:formula="of:=1/[.A142]" office:value-type="float" office:value="0.00714285714285714">
            <text:p>0.0071428571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table:formula="of:=SIN([.A143])" office:value-type="float" office:value="0.363171365373259">
            <text:p>0.3631713654</text:p>
          </table:table-cell>
          <table:table-cell table:formula="of:=COS([.A143])" office:value-type="float" office:value="-0.93172236174352">
            <text:p>-0.9317223617</text:p>
          </table:table-cell>
          <table:table-cell office:value-type="float" office:value="0">
            <text:p>0</text:p>
          </table:table-cell>
          <table:table-cell table:formula="of:=2+RAND()-0.5" office:value-type="float" office:value="1.64349033101462">
            <text:p>1.643490331</text:p>
          </table:table-cell>
          <table:table-cell table:formula="of:=1/[.A143]" office:value-type="float" office:value="0.00709219858156028">
            <text:p>0.0070921986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table:formula="of:=SIN([.A144])" office:value-type="float" office:value="-0.587795007167407">
            <text:p>-0.5877950072</text:p>
          </table:table-cell>
          <table:table-cell table:formula="of:=COS([.A144])" office:value-type="float" office:value="-0.809009906953598">
            <text:p>-0.809009907</text:p>
          </table:table-cell>
          <table:table-cell office:value-type="float" office:value="0">
            <text:p>0</text:p>
          </table:table-cell>
          <table:table-cell table:formula="of:=2+RAND()-0.5" office:value-type="float" office:value="2.12275566556491">
            <text:p>2.1227556656</text:p>
          </table:table-cell>
          <table:table-cell table:formula="of:=1/[.A144]" office:value-type="float" office:value="0.00704225352112676">
            <text:p>0.0070422535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table:formula="of:=SIN([.A145])" office:value-type="float" office:value="-0.998345360873918">
            <text:p>-0.9983453609</text:p>
          </table:table-cell>
          <table:table-cell table:formula="of:=COS([.A145])" office:value-type="float" office:value="0.0575025253491242">
            <text:p>0.0575025253</text:p>
          </table:table-cell>
          <table:table-cell office:value-type="float" office:value="0">
            <text:p>0</text:p>
          </table:table-cell>
          <table:table-cell table:formula="of:=2+RAND()-0.5" office:value-type="float" office:value="1.56603583274409">
            <text:p>1.5660358327</text:p>
          </table:table-cell>
          <table:table-cell table:formula="of:=1/[.A145]" office:value-type="float" office:value="0.00699300699300699">
            <text:p>0.006993007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table:formula="of:=SIN([.A146])" office:value-type="float" office:value="-0.491021593898469">
            <text:p>-0.4910215939</text:p>
          </table:table-cell>
          <table:table-cell table:formula="of:=COS([.A146])" office:value-type="float" office:value="0.871147401032343">
            <text:p>0.871147401</text:p>
          </table:table-cell>
          <table:table-cell office:value-type="float" office:value="0">
            <text:p>0</text:p>
          </table:table-cell>
          <table:table-cell table:formula="of:=2+RAND()-0.5" office:value-type="float" office:value="2.078773397021">
            <text:p>2.078773397</text:p>
          </table:table-cell>
          <table:table-cell table:formula="of:=1/[.A146]" office:value-type="float" office:value="0.00694444444444444">
            <text:p>0.0069444444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table:formula="of:=SIN([.A147])" office:value-type="float" office:value="0.467745162045133">
            <text:p>0.467745162</text:p>
          </table:table-cell>
          <table:table-cell table:formula="of:=COS([.A147])" office:value-type="float" office:value="0.8838633737085">
            <text:p>0.8838633737</text:p>
          </table:table-cell>
          <table:table-cell office:value-type="float" office:value="0">
            <text:p>0</text:p>
          </table:table-cell>
          <table:table-cell table:formula="of:=2+RAND()-0.5" office:value-type="float" office:value="2.45841280650347">
            <text:p>2.4584128065</text:p>
          </table:table-cell>
          <table:table-cell table:formula="of:=1/[.A147]" office:value-type="float" office:value="0.00689655172413793">
            <text:p>0.006896551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table:formula="of:=SIN([.A148])" office:value-type="float" office:value="0.996469173121774">
            <text:p>0.9964691731</text:p>
          </table:table-cell>
          <table:table-cell table:formula="of:=COS([.A148])" office:value-type="float" office:value="0.0839594367418485">
            <text:p>0.0839594367</text:p>
          </table:table-cell>
          <table:table-cell office:value-type="float" office:value="0">
            <text:p>0</text:p>
          </table:table-cell>
          <table:table-cell table:formula="of:=2+RAND()-0.5" office:value-type="float" office:value="2.31972180819139">
            <text:p>2.3197218082</text:p>
          </table:table-cell>
          <table:table-cell table:formula="of:=1/[.A148]" office:value-type="float" office:value="0.00684931506849315">
            <text:p>0.0068493151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table:formula="of:=SIN([.A149])" office:value-type="float" office:value="0.609044021883292">
            <text:p>0.6090440219</text:p>
          </table:table-cell>
          <table:table-cell table:formula="of:=COS([.A149])" office:value-type="float" office:value="-0.793136419166478">
            <text:p>-0.7931364192</text:p>
          </table:table-cell>
          <table:table-cell office:value-type="float" office:value="0">
            <text:p>0</text:p>
          </table:table-cell>
          <table:table-cell table:formula="of:=2+RAND()-0.5" office:value-type="float" office:value="2.22144729807042">
            <text:p>2.2214472981</text:p>
          </table:table-cell>
          <table:table-cell table:formula="of:=1/[.A149]" office:value-type="float" office:value="0.00680272108843537">
            <text:p>0.0068027211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table:formula="of:=SIN([.A150])" office:value-type="float" office:value="-0.338333394324276">
            <text:p>-0.3383333943</text:p>
          </table:table-cell>
          <table:table-cell table:formula="of:=COS([.A150])" office:value-type="float" office:value="-0.941026309029144">
            <text:p>-0.941026309</text:p>
          </table:table-cell>
          <table:table-cell office:value-type="float" office:value="0">
            <text:p>0</text:p>
          </table:table-cell>
          <table:table-cell table:formula="of:=2+RAND()-0.5" office:value-type="float" office:value="1.77584652253427">
            <text:p>1.7758465225</text:p>
          </table:table-cell>
          <table:table-cell table:formula="of:=1/[.A150]" office:value-type="float" office:value="0.00675675675675676">
            <text:p>0.0067567568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table:formula="of:=SIN([.A151])" office:value-type="float" office:value="-0.974648648094495">
            <text:p>-0.9746486481</text:p>
          </table:table-cell>
          <table:table-cell table:formula="of:=COS([.A151])" office:value-type="float" office:value="-0.223740950135584">
            <text:p>-0.2237409501</text:p>
          </table:table-cell>
          <table:table-cell office:value-type="float" office:value="0">
            <text:p>0</text:p>
          </table:table-cell>
          <table:table-cell table:formula="of:=2+RAND()-0.5" office:value-type="float" office:value="2.46864428604022">
            <text:p>2.468644286</text:p>
          </table:table-cell>
          <table:table-cell table:formula="of:=1/[.A151]" office:value-type="float" office:value="0.00671140939597315">
            <text:p>0.0067114094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table:formula="of:=SIN([.A152])" office:value-type="float" office:value="-0.714876429629165">
            <text:p>-0.7148764296</text:p>
          </table:table-cell>
          <table:table-cell table:formula="of:=COS([.A152])" office:value-type="float" office:value="0.699250806478375">
            <text:p>0.6992508065</text:p>
          </table:table-cell>
          <table:table-cell office:value-type="float" office:value="0">
            <text:p>0</text:p>
          </table:table-cell>
          <table:table-cell table:formula="of:=2+RAND()-0.5" office:value-type="float" office:value="1.84469340881333">
            <text:p>1.8446934088</text:p>
          </table:table-cell>
          <table:table-cell table:formula="of:=1/[.A152]" office:value-type="float" office:value="0.00666666666666667">
            <text:p>0.006666666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9">03/29/2014</text:date>, <text:time>02:04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 Johnson</meta:initial-creator>
    <meta:creation-date>2014-03-29T01:46:20.35</meta:creation-date>
    <dc:date>2014-03-29T02:04:44.35</dc:date>
    <dc:creator>Doug Johnson</dc:creator>
    <meta:editing-duration>PT18M23S</meta:editing-duration>
    <meta:editing-cycles>2</meta:editing-cycles>
    <meta:generator>OpenOffice/4.0.1$Win32 OpenOffice.org_project/401m5$Build-9714</meta:generator>
    <meta:document-statistic meta:table-count="3" meta:cell-count="912" meta:object-count="0"/>
  </office:meta>
</office:document-meta>
</file>